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526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9cm" svg:height="9.001cm" svg:x="0.496cm" svg:y="21.193cm">
            <draw:object draw:notify-on-update-of-ranges="PID_Data.AI1:PID_Data.AI44 PID_Data.C1:PID_Data.H1 PID_Data.J1:PID_Data.J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55235" calcext:value-type="float">
            <text:p>-0.255235</text:p>
          </table:table-cell>
          <table:table-cell office:value-type="string" calcext:value-type="string">
            <text:p>IST_alt:</text:p>
          </table:table-cell>
          <table:table-cell office:value-type="float" office:value="-0.255235" calcext:value-type="float">
            <text:p>-0.255235</text:p>
          </table:table-cell>
          <table:table-cell office:value-type="string" calcext:value-type="string">
            <text:p>e_t_SUMME:</text:p>
          </table:table-cell>
          <table:table-cell office:value-type="float" office:value="2.25523" calcext:value-type="float">
            <text:p>2.25523</text:p>
          </table:table-cell>
          <table:table-cell office:value-type="string" calcext:value-type="string">
            <text:p>e_t:</text:p>
          </table:table-cell>
          <table:table-cell office:value-type="float" office:value="2.25523" calcext:value-type="float">
            <text:p>2.25523</text:p>
          </table:table-cell>
          <table:table-cell office:value-type="string" calcext:value-type="string">
            <text:p>e_t_al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t:</text:p>
          </table:table-cell>
          <table:table-cell office:value-type="float" office:value="4.51047" calcext:value-type="float">
            <text:p>4.51047</text:p>
          </table:table-cell>
          <table:table-cell office:value-type="string" calcext:value-type="string">
            <text:p>P:</text:p>
          </table:table-cell>
          <table:table-cell office:value-type="float" office:value="4.51047" calcext:value-type="float">
            <text:p>4.51047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240904" calcext:value-type="float">
            <text:p>0.0240904</text:p>
          </table:table-cell>
          <table:table-cell office:value-type="string" calcext:value-type="string">
            <text:p>Force_Average_Y:</text:p>
          </table:table-cell>
          <table:table-cell office:value-type="float" office:value="-0.255235" calcext:value-type="float">
            <text:p>-0.255235</text:p>
          </table:table-cell>
          <table:table-cell office:value-type="string" calcext:value-type="string">
            <text:p>Force_Average_Z:</text:p>
          </table:table-cell>
          <table:table-cell office:value-type="float" office:value="2.91714E-018" calcext:value-type="float">
            <text:p>2.91714E-18</text:p>
          </table:table-cell>
          <table:table-cell office:value-type="string" calcext:value-type="string">
            <text:p>time:</text:p>
          </table:table-cell>
          <table:table-cell office:value-type="float" office:value="0.337165" calcext:value-type="float">
            <text:p>0.33716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8963" calcext:value-type="float">
            <text:p>-0.08963</text:p>
          </table:table-cell>
          <table:table-cell office:value-type="string" calcext:value-type="string">
            <text:p>IST_alt:</text:p>
          </table:table-cell>
          <table:table-cell office:value-type="float" office:value="-0.08963" calcext:value-type="float">
            <text:p>-0.08963</text:p>
          </table:table-cell>
          <table:table-cell office:value-type="string" calcext:value-type="string">
            <text:p>e_t_SUMME:</text:p>
          </table:table-cell>
          <table:table-cell office:value-type="float" office:value="4.34486" calcext:value-type="float">
            <text:p>4.34486</text:p>
          </table:table-cell>
          <table:table-cell office:value-type="string" calcext:value-type="string">
            <text:p>e_t:</text:p>
          </table:table-cell>
          <table:table-cell office:value-type="float" office:value="2.08963" calcext:value-type="float">
            <text:p>2.08963</text:p>
          </table:table-cell>
          <table:table-cell office:value-type="string" calcext:value-type="string">
            <text:p>e_t_alt:</text:p>
          </table:table-cell>
          <table:table-cell office:value-type="float" office:value="2.25523" calcext:value-type="float">
            <text:p>2.25523</text:p>
          </table:table-cell>
          <table:table-cell office:value-type="string" calcext:value-type="string">
            <text:p>y_t:</text:p>
          </table:table-cell>
          <table:table-cell office:value-type="float" office:value="4.17926" calcext:value-type="float">
            <text:p>4.17926</text:p>
          </table:table-cell>
          <table:table-cell office:value-type="string" calcext:value-type="string">
            <text:p>P:</text:p>
          </table:table-cell>
          <table:table-cell office:value-type="float" office:value="4.17926" calcext:value-type="float">
            <text:p>4.17926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09122" calcext:value-type="float">
            <text:p>0.0109122</text:p>
          </table:table-cell>
          <table:table-cell office:value-type="string" calcext:value-type="string">
            <text:p>Force_Average_Y:</text:p>
          </table:table-cell>
          <table:table-cell office:value-type="float" office:value="-0.08963" calcext:value-type="float">
            <text:p>-0.08963</text:p>
          </table:table-cell>
          <table:table-cell office:value-type="string" calcext:value-type="string">
            <text:p>Force_Average_Z:</text:p>
          </table:table-cell>
          <table:table-cell office:value-type="float" office:value="2.29545E-018" calcext:value-type="float">
            <text:p>2.29545E-18</text:p>
          </table:table-cell>
          <table:table-cell office:value-type="string" calcext:value-type="string">
            <text:p>time:</text:p>
          </table:table-cell>
          <table:table-cell office:value-type="float" office:value="0.674323" calcext:value-type="float">
            <text:p>0.67432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941219" calcext:value-type="float">
            <text:p>-0.0941219</text:p>
          </table:table-cell>
          <table:table-cell office:value-type="string" calcext:value-type="string">
            <text:p>IST_alt:</text:p>
          </table:table-cell>
          <table:table-cell office:value-type="float" office:value="-0.0941219" calcext:value-type="float">
            <text:p>-0.0941219</text:p>
          </table:table-cell>
          <table:table-cell office:value-type="string" calcext:value-type="string">
            <text:p>e_t_SUMME:</text:p>
          </table:table-cell>
          <table:table-cell office:value-type="float" office:value="6.43899" calcext:value-type="float">
            <text:p>6.43899</text:p>
          </table:table-cell>
          <table:table-cell office:value-type="string" calcext:value-type="string">
            <text:p>e_t:</text:p>
          </table:table-cell>
          <table:table-cell office:value-type="float" office:value="2.09412" calcext:value-type="float">
            <text:p>2.09412</text:p>
          </table:table-cell>
          <table:table-cell office:value-type="string" calcext:value-type="string">
            <text:p>e_t_alt:</text:p>
          </table:table-cell>
          <table:table-cell office:value-type="float" office:value="2.08963" calcext:value-type="float">
            <text:p>2.08963</text:p>
          </table:table-cell>
          <table:table-cell office:value-type="string" calcext:value-type="string">
            <text:p>y_t:</text:p>
          </table:table-cell>
          <table:table-cell office:value-type="float" office:value="4.18824" calcext:value-type="float">
            <text:p>4.18824</text:p>
          </table:table-cell>
          <table:table-cell office:value-type="string" calcext:value-type="string">
            <text:p>P:</text:p>
          </table:table-cell>
          <table:table-cell office:value-type="float" office:value="4.18824" calcext:value-type="float">
            <text:p>4.18824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06975" calcext:value-type="float">
            <text:p>0.0106975</text:p>
          </table:table-cell>
          <table:table-cell office:value-type="string" calcext:value-type="string">
            <text:p>Force_Average_Y:</text:p>
          </table:table-cell>
          <table:table-cell office:value-type="float" office:value="-0.0941219" calcext:value-type="float">
            <text:p>-0.0941219</text:p>
          </table:table-cell>
          <table:table-cell office:value-type="string" calcext:value-type="string">
            <text:p>Force_Average_Z:</text:p>
          </table:table-cell>
          <table:table-cell office:value-type="float" office:value="2.03432E-018" calcext:value-type="float">
            <text:p>2.03432E-18</text:p>
          </table:table-cell>
          <table:table-cell office:value-type="string" calcext:value-type="string">
            <text:p>time:</text:p>
          </table:table-cell>
          <table:table-cell office:value-type="float" office:value="1.01049" calcext:value-type="float">
            <text:p>1.0104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989617" calcext:value-type="float">
            <text:p>-0.0989617</text:p>
          </table:table-cell>
          <table:table-cell office:value-type="string" calcext:value-type="string">
            <text:p>IST_alt:</text:p>
          </table:table-cell>
          <table:table-cell office:value-type="float" office:value="-0.0989617" calcext:value-type="float">
            <text:p>-0.0989617</text:p>
          </table:table-cell>
          <table:table-cell office:value-type="string" calcext:value-type="string">
            <text:p>e_t_SUMME:</text:p>
          </table:table-cell>
          <table:table-cell office:value-type="float" office:value="8.53795" calcext:value-type="float">
            <text:p>8.53795</text:p>
          </table:table-cell>
          <table:table-cell office:value-type="string" calcext:value-type="string">
            <text:p>e_t:</text:p>
          </table:table-cell>
          <table:table-cell office:value-type="float" office:value="2.09896" calcext:value-type="float">
            <text:p>2.09896</text:p>
          </table:table-cell>
          <table:table-cell office:value-type="string" calcext:value-type="string">
            <text:p>e_t_alt:</text:p>
          </table:table-cell>
          <table:table-cell office:value-type="float" office:value="2.09412" calcext:value-type="float">
            <text:p>2.09412</text:p>
          </table:table-cell>
          <table:table-cell office:value-type="string" calcext:value-type="string">
            <text:p>y_t:</text:p>
          </table:table-cell>
          <table:table-cell office:value-type="float" office:value="4.19792" calcext:value-type="float">
            <text:p>4.19792</text:p>
          </table:table-cell>
          <table:table-cell office:value-type="string" calcext:value-type="string">
            <text:p>P:</text:p>
          </table:table-cell>
          <table:table-cell office:value-type="float" office:value="4.19792" calcext:value-type="float">
            <text:p>4.19792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8251" calcext:value-type="float">
            <text:p>0.0118251</text:p>
          </table:table-cell>
          <table:table-cell office:value-type="string" calcext:value-type="string">
            <text:p>Force_Average_Y:</text:p>
          </table:table-cell>
          <table:table-cell office:value-type="float" office:value="-0.0989617" calcext:value-type="float">
            <text:p>-0.0989617</text:p>
          </table:table-cell>
          <table:table-cell office:value-type="string" calcext:value-type="string">
            <text:p>Force_Average_Z:</text:p>
          </table:table-cell>
          <table:table-cell office:value-type="float" office:value="2.16793E-018" calcext:value-type="float">
            <text:p>2.16793E-18</text:p>
          </table:table-cell>
          <table:table-cell office:value-type="string" calcext:value-type="string">
            <text:p>time:</text:p>
          </table:table-cell>
          <table:table-cell office:value-type="float" office:value="1.34633" calcext:value-type="float">
            <text:p>1.3463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0782" calcext:value-type="float">
            <text:p>-0.100782</text:p>
          </table:table-cell>
          <table:table-cell office:value-type="string" calcext:value-type="string">
            <text:p>IST_alt:</text:p>
          </table:table-cell>
          <table:table-cell office:value-type="float" office:value="-0.100782" calcext:value-type="float">
            <text:p>-0.100782</text:p>
          </table:table-cell>
          <table:table-cell office:value-type="string" calcext:value-type="string">
            <text:p>e_t_SUMME:</text:p>
          </table:table-cell>
          <table:table-cell office:value-type="float" office:value="10.6387" calcext:value-type="float">
            <text:p>10.6387</text:p>
          </table:table-cell>
          <table:table-cell office:value-type="string" calcext:value-type="string">
            <text:p>e_t:</text:p>
          </table:table-cell>
          <table:table-cell office:value-type="float" office:value="2.10078" calcext:value-type="float">
            <text:p>2.10078</text:p>
          </table:table-cell>
          <table:table-cell office:value-type="string" calcext:value-type="string">
            <text:p>e_t_alt:</text:p>
          </table:table-cell>
          <table:table-cell office:value-type="float" office:value="2.09896" calcext:value-type="float">
            <text:p>2.09896</text:p>
          </table:table-cell>
          <table:table-cell office:value-type="string" calcext:value-type="string">
            <text:p>y_t:</text:p>
          </table:table-cell>
          <table:table-cell office:value-type="float" office:value="4.20156" calcext:value-type="float">
            <text:p>4.20156</text:p>
          </table:table-cell>
          <table:table-cell office:value-type="string" calcext:value-type="string">
            <text:p>P:</text:p>
          </table:table-cell>
          <table:table-cell office:value-type="float" office:value="4.20156" calcext:value-type="float">
            <text:p>4.20156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7295" calcext:value-type="float">
            <text:p>0.0117295</text:p>
          </table:table-cell>
          <table:table-cell office:value-type="string" calcext:value-type="string">
            <text:p>Force_Average_Y:</text:p>
          </table:table-cell>
          <table:table-cell office:value-type="float" office:value="-0.100782" calcext:value-type="float">
            <text:p>-0.100782</text:p>
          </table:table-cell>
          <table:table-cell office:value-type="string" calcext:value-type="string">
            <text:p>Force_Average_Z:</text:p>
          </table:table-cell>
          <table:table-cell office:value-type="float" office:value="2.2482E-018" calcext:value-type="float">
            <text:p>2.2482E-18</text:p>
          </table:table-cell>
          <table:table-cell office:value-type="string" calcext:value-type="string">
            <text:p>time:</text:p>
          </table:table-cell>
          <table:table-cell office:value-type="float" office:value="1.68293" calcext:value-type="float">
            <text:p>1.6829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637" calcext:value-type="float">
            <text:p>-0.101637</text:p>
          </table:table-cell>
          <table:table-cell office:value-type="string" calcext:value-type="string">
            <text:p>IST_alt:</text:p>
          </table:table-cell>
          <table:table-cell office:value-type="float" office:value="-0.101637" calcext:value-type="float">
            <text:p>-0.101637</text:p>
          </table:table-cell>
          <table:table-cell office:value-type="string" calcext:value-type="string">
            <text:p>e_t_SUMME:</text:p>
          </table:table-cell>
          <table:table-cell office:value-type="float" office:value="12.7404" calcext:value-type="float">
            <text:p>12.7404</text:p>
          </table:table-cell>
          <table:table-cell office:value-type="string" calcext:value-type="string">
            <text:p>e_t:</text:p>
          </table:table-cell>
          <table:table-cell office:value-type="float" office:value="2.10164" calcext:value-type="float">
            <text:p>2.10164</text:p>
          </table:table-cell>
          <table:table-cell office:value-type="string" calcext:value-type="string">
            <text:p>e_t_alt:</text:p>
          </table:table-cell>
          <table:table-cell office:value-type="float" office:value="2.10078" calcext:value-type="float">
            <text:p>2.10078</text:p>
          </table:table-cell>
          <table:table-cell office:value-type="string" calcext:value-type="string">
            <text:p>y_t:</text:p>
          </table:table-cell>
          <table:table-cell office:value-type="float" office:value="4.20327" calcext:value-type="float">
            <text:p>4.20327</text:p>
          </table:table-cell>
          <table:table-cell office:value-type="string" calcext:value-type="string">
            <text:p>P:</text:p>
          </table:table-cell>
          <table:table-cell office:value-type="float" office:value="4.20327" calcext:value-type="float">
            <text:p>4.20327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502" calcext:value-type="float">
            <text:p>0.0119502</text:p>
          </table:table-cell>
          <table:table-cell office:value-type="string" calcext:value-type="string">
            <text:p>Force_Average_Y:</text:p>
          </table:table-cell>
          <table:table-cell office:value-type="float" office:value="-0.101637" calcext:value-type="float">
            <text:p>-0.101637</text:p>
          </table:table-cell>
          <table:table-cell office:value-type="string" calcext:value-type="string">
            <text:p>Force_Average_Z:</text:p>
          </table:table-cell>
          <table:table-cell office:value-type="float" office:value="2.21303E-018" calcext:value-type="float">
            <text:p>2.21303E-18</text:p>
          </table:table-cell>
          <table:table-cell office:value-type="string" calcext:value-type="string">
            <text:p>time:</text:p>
          </table:table-cell>
          <table:table-cell office:value-type="float" office:value="2.01973" calcext:value-type="float">
            <text:p>2.0197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715" calcext:value-type="float">
            <text:p>-0.101715</text:p>
          </table:table-cell>
          <table:table-cell office:value-type="string" calcext:value-type="string">
            <text:p>IST_alt:</text:p>
          </table:table-cell>
          <table:table-cell office:value-type="float" office:value="-0.101715" calcext:value-type="float">
            <text:p>-0.101715</text:p>
          </table:table-cell>
          <table:table-cell office:value-type="string" calcext:value-type="string">
            <text:p>e_t_SUMME:</text:p>
          </table:table-cell>
          <table:table-cell office:value-type="float" office:value="14.8421" calcext:value-type="float">
            <text:p>14.8421</text:p>
          </table:table-cell>
          <table:table-cell office:value-type="string" calcext:value-type="string">
            <text:p>e_t:</text:p>
          </table:table-cell>
          <table:table-cell office:value-type="float" office:value="2.10172" calcext:value-type="float">
            <text:p>2.10172</text:p>
          </table:table-cell>
          <table:table-cell office:value-type="string" calcext:value-type="string">
            <text:p>e_t_alt:</text:p>
          </table:table-cell>
          <table:table-cell office:value-type="float" office:value="2.10164" calcext:value-type="float">
            <text:p>2.10164</text:p>
          </table:table-cell>
          <table:table-cell office:value-type="string" calcext:value-type="string">
            <text:p>y_t:</text:p>
          </table:table-cell>
          <table:table-cell office:value-type="float" office:value="4.20343" calcext:value-type="float">
            <text:p>4.20343</text:p>
          </table:table-cell>
          <table:table-cell office:value-type="string" calcext:value-type="string">
            <text:p>P:</text:p>
          </table:table-cell>
          <table:table-cell office:value-type="float" office:value="4.20343" calcext:value-type="float">
            <text:p>4.20343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1126" calcext:value-type="float">
            <text:p>0.0121126</text:p>
          </table:table-cell>
          <table:table-cell office:value-type="string" calcext:value-type="string">
            <text:p>Force_Average_Y:</text:p>
          </table:table-cell>
          <table:table-cell office:value-type="float" office:value="-0.101715" calcext:value-type="float">
            <text:p>-0.101715</text:p>
          </table:table-cell>
          <table:table-cell office:value-type="string" calcext:value-type="string">
            <text:p>Force_Average_Z:</text:p>
          </table:table-cell>
          <table:table-cell office:value-type="float" office:value="2.05596E-018" calcext:value-type="float">
            <text:p>2.05596E-18</text:p>
          </table:table-cell>
          <table:table-cell office:value-type="string" calcext:value-type="string">
            <text:p>time:</text:p>
          </table:table-cell>
          <table:table-cell office:value-type="float" office:value="2.35618" calcext:value-type="float">
            <text:p>2.3561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747" calcext:value-type="float">
            <text:p>-0.101747</text:p>
          </table:table-cell>
          <table:table-cell office:value-type="string" calcext:value-type="string">
            <text:p>IST_alt:</text:p>
          </table:table-cell>
          <table:table-cell office:value-type="float" office:value="-0.101747" calcext:value-type="float">
            <text:p>-0.101747</text:p>
          </table:table-cell>
          <table:table-cell office:value-type="string" calcext:value-type="string">
            <text:p>e_t_SUMME:</text:p>
          </table:table-cell>
          <table:table-cell office:value-type="float" office:value="16.9438" calcext:value-type="float">
            <text:p>16.9438</text:p>
          </table:table-cell>
          <table:table-cell office:value-type="string" calcext:value-type="string">
            <text:p>e_t:</text:p>
          </table:table-cell>
          <table:table-cell office:value-type="float" office:value="2.10175" calcext:value-type="float">
            <text:p>2.10175</text:p>
          </table:table-cell>
          <table:table-cell office:value-type="string" calcext:value-type="string">
            <text:p>e_t_alt:</text:p>
          </table:table-cell>
          <table:table-cell office:value-type="float" office:value="2.10172" calcext:value-type="float">
            <text:p>2.10172</text:p>
          </table:table-cell>
          <table:table-cell office:value-type="string" calcext:value-type="string">
            <text:p>y_t:</text:p>
          </table:table-cell>
          <table:table-cell office:value-type="float" office:value="4.20349" calcext:value-type="float">
            <text:p>4.20349</text:p>
          </table:table-cell>
          <table:table-cell office:value-type="string" calcext:value-type="string">
            <text:p>P:</text:p>
          </table:table-cell>
          <table:table-cell office:value-type="float" office:value="4.20349" calcext:value-type="float">
            <text:p>4.20349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1486" calcext:value-type="float">
            <text:p>0.0121486</text:p>
          </table:table-cell>
          <table:table-cell office:value-type="string" calcext:value-type="string">
            <text:p>Force_Average_Y:</text:p>
          </table:table-cell>
          <table:table-cell office:value-type="float" office:value="-0.101747" calcext:value-type="float">
            <text:p>-0.101747</text:p>
          </table:table-cell>
          <table:table-cell office:value-type="string" calcext:value-type="string">
            <text:p>Force_Average_Z:</text:p>
          </table:table-cell>
          <table:table-cell office:value-type="float" office:value="2.36569E-018" calcext:value-type="float">
            <text:p>2.36569E-18</text:p>
          </table:table-cell>
          <table:table-cell office:value-type="string" calcext:value-type="string">
            <text:p>time:</text:p>
          </table:table-cell>
          <table:table-cell office:value-type="float" office:value="2.69263" calcext:value-type="float">
            <text:p>2.6926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2633" calcext:value-type="float">
            <text:p>-0.102633</text:p>
          </table:table-cell>
          <table:table-cell office:value-type="string" calcext:value-type="string">
            <text:p>IST_alt:</text:p>
          </table:table-cell>
          <table:table-cell office:value-type="float" office:value="-0.102633" calcext:value-type="float">
            <text:p>-0.102633</text:p>
          </table:table-cell>
          <table:table-cell office:value-type="string" calcext:value-type="string">
            <text:p>e_t_SUMME:</text:p>
          </table:table-cell>
          <table:table-cell office:value-type="float" office:value="19.0465" calcext:value-type="float">
            <text:p>19.0465</text:p>
          </table:table-cell>
          <table:table-cell office:value-type="string" calcext:value-type="string">
            <text:p>e_t:</text:p>
          </table:table-cell>
          <table:table-cell office:value-type="float" office:value="2.10263" calcext:value-type="float">
            <text:p>2.10263</text:p>
          </table:table-cell>
          <table:table-cell office:value-type="string" calcext:value-type="string">
            <text:p>e_t_alt:</text:p>
          </table:table-cell>
          <table:table-cell office:value-type="float" office:value="2.10175" calcext:value-type="float">
            <text:p>2.10175</text:p>
          </table:table-cell>
          <table:table-cell office:value-type="string" calcext:value-type="string">
            <text:p>y_t:</text:p>
          </table:table-cell>
          <table:table-cell office:value-type="float" office:value="4.20527" calcext:value-type="float">
            <text:p>4.20527</text:p>
          </table:table-cell>
          <table:table-cell office:value-type="string" calcext:value-type="string">
            <text:p>P:</text:p>
          </table:table-cell>
          <table:table-cell office:value-type="float" office:value="4.20527" calcext:value-type="float">
            <text:p>4.20527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7126" calcext:value-type="float">
            <text:p>0.0127126</text:p>
          </table:table-cell>
          <table:table-cell office:value-type="string" calcext:value-type="string">
            <text:p>Force_Average_Y:</text:p>
          </table:table-cell>
          <table:table-cell office:value-type="float" office:value="-0.102633" calcext:value-type="float">
            <text:p>-0.102633</text:p>
          </table:table-cell>
          <table:table-cell office:value-type="string" calcext:value-type="string">
            <text:p>Force_Average_Z:</text:p>
          </table:table-cell>
          <table:table-cell office:value-type="float" office:value="2.12273E-018" calcext:value-type="float">
            <text:p>2.12273E-18</text:p>
          </table:table-cell>
          <table:table-cell office:value-type="string" calcext:value-type="string">
            <text:p>time:</text:p>
          </table:table-cell>
          <table:table-cell office:value-type="float" office:value="3.02906" calcext:value-type="float">
            <text:p>3.0290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788" calcext:value-type="float">
            <text:p>-0.101788</text:p>
          </table:table-cell>
          <table:table-cell office:value-type="string" calcext:value-type="string">
            <text:p>IST_alt:</text:p>
          </table:table-cell>
          <table:table-cell office:value-type="float" office:value="-0.101788" calcext:value-type="float">
            <text:p>-0.101788</text:p>
          </table:table-cell>
          <table:table-cell office:value-type="string" calcext:value-type="string">
            <text:p>e_t_SUMME:</text:p>
          </table:table-cell>
          <table:table-cell office:value-type="float" office:value="21.1483" calcext:value-type="float">
            <text:p>21.1483</text:p>
          </table:table-cell>
          <table:table-cell office:value-type="string" calcext:value-type="string">
            <text:p>e_t:</text:p>
          </table:table-cell>
          <table:table-cell office:value-type="float" office:value="2.10179" calcext:value-type="float">
            <text:p>2.10179</text:p>
          </table:table-cell>
          <table:table-cell office:value-type="string" calcext:value-type="string">
            <text:p>e_t_alt:</text:p>
          </table:table-cell>
          <table:table-cell office:value-type="float" office:value="2.10263" calcext:value-type="float">
            <text:p>2.10263</text:p>
          </table:table-cell>
          <table:table-cell office:value-type="string" calcext:value-type="string">
            <text:p>y_t:</text:p>
          </table:table-cell>
          <table:table-cell office:value-type="float" office:value="4.20358" calcext:value-type="float">
            <text:p>4.20358</text:p>
          </table:table-cell>
          <table:table-cell office:value-type="string" calcext:value-type="string">
            <text:p>P:</text:p>
          </table:table-cell>
          <table:table-cell office:value-type="float" office:value="4.20358" calcext:value-type="float">
            <text:p>4.20358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125" calcext:value-type="float">
            <text:p>0.012125</text:p>
          </table:table-cell>
          <table:table-cell office:value-type="string" calcext:value-type="string">
            <text:p>Force_Average_Y:</text:p>
          </table:table-cell>
          <table:table-cell office:value-type="float" office:value="-0.101788" calcext:value-type="float">
            <text:p>-0.101788</text:p>
          </table:table-cell>
          <table:table-cell office:value-type="string" calcext:value-type="string">
            <text:p>Force_Average_Z:</text:p>
          </table:table-cell>
          <table:table-cell office:value-type="float" office:value="2.13965E-018" calcext:value-type="float">
            <text:p>2.13965E-18</text:p>
          </table:table-cell>
          <table:table-cell office:value-type="string" calcext:value-type="string">
            <text:p>time:</text:p>
          </table:table-cell>
          <table:table-cell office:value-type="float" office:value="3.36552" calcext:value-type="float">
            <text:p>3.3655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725" calcext:value-type="float">
            <text:p>-0.101725</text:p>
          </table:table-cell>
          <table:table-cell office:value-type="string" calcext:value-type="string">
            <text:p>IST_alt:</text:p>
          </table:table-cell>
          <table:table-cell office:value-type="float" office:value="-0.101725" calcext:value-type="float">
            <text:p>-0.101725</text:p>
          </table:table-cell>
          <table:table-cell office:value-type="string" calcext:value-type="string">
            <text:p>e_t_SUMME: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e_t:</text:p>
          </table:table-cell>
          <table:table-cell office:value-type="float" office:value="2.10172" calcext:value-type="float">
            <text:p>2.10172</text:p>
          </table:table-cell>
          <table:table-cell office:value-type="string" calcext:value-type="string">
            <text:p>e_t_alt:</text:p>
          </table:table-cell>
          <table:table-cell office:value-type="float" office:value="2.10179" calcext:value-type="float">
            <text:p>2.10179</text:p>
          </table:table-cell>
          <table:table-cell office:value-type="string" calcext:value-type="string">
            <text:p>y_t:</text:p>
          </table:table-cell>
          <table:table-cell office:value-type="float" office:value="4.20345" calcext:value-type="float">
            <text:p>4.20345</text:p>
          </table:table-cell>
          <table:table-cell office:value-type="string" calcext:value-type="string">
            <text:p>P:</text:p>
          </table:table-cell>
          <table:table-cell office:value-type="float" office:value="4.20345" calcext:value-type="float">
            <text:p>4.20345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702" calcext:value-type="float">
            <text:p>0.0120702</text:p>
          </table:table-cell>
          <table:table-cell office:value-type="string" calcext:value-type="string">
            <text:p>Force_Average_Y:</text:p>
          </table:table-cell>
          <table:table-cell office:value-type="float" office:value="-0.101725" calcext:value-type="float">
            <text:p>-0.101725</text:p>
          </table:table-cell>
          <table:table-cell office:value-type="string" calcext:value-type="string">
            <text:p>Force_Average_Z:</text:p>
          </table:table-cell>
          <table:table-cell office:value-type="float" office:value="2.15874E-018" calcext:value-type="float">
            <text:p>2.15874E-18</text:p>
          </table:table-cell>
          <table:table-cell office:value-type="string" calcext:value-type="string">
            <text:p>time:</text:p>
          </table:table-cell>
          <table:table-cell office:value-type="float" office:value="3.70204" calcext:value-type="float">
            <text:p>3.70204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2267" calcext:value-type="float">
            <text:p>-0.102267</text:p>
          </table:table-cell>
          <table:table-cell office:value-type="string" calcext:value-type="string">
            <text:p>IST_alt:</text:p>
          </table:table-cell>
          <table:table-cell office:value-type="float" office:value="-0.102267" calcext:value-type="float">
            <text:p>-0.102267</text:p>
          </table:table-cell>
          <table:table-cell office:value-type="string" calcext:value-type="string">
            <text:p>e_t_SUMME:</text:p>
          </table:table-cell>
          <table:table-cell office:value-type="float" office:value="25.3522" calcext:value-type="float">
            <text:p>25.3522</text:p>
          </table:table-cell>
          <table:table-cell office:value-type="string" calcext:value-type="string">
            <text:p>e_t:</text:p>
          </table:table-cell>
          <table:table-cell office:value-type="float" office:value="2.10227" calcext:value-type="float">
            <text:p>2.10227</text:p>
          </table:table-cell>
          <table:table-cell office:value-type="string" calcext:value-type="string">
            <text:p>e_t_alt:</text:p>
          </table:table-cell>
          <table:table-cell office:value-type="float" office:value="2.10172" calcext:value-type="float">
            <text:p>2.10172</text:p>
          </table:table-cell>
          <table:table-cell office:value-type="string" calcext:value-type="string">
            <text:p>y_t:</text:p>
          </table:table-cell>
          <table:table-cell office:value-type="float" office:value="4.20453" calcext:value-type="float">
            <text:p>4.20453</text:p>
          </table:table-cell>
          <table:table-cell office:value-type="string" calcext:value-type="string">
            <text:p>P:</text:p>
          </table:table-cell>
          <table:table-cell office:value-type="float" office:value="4.20453" calcext:value-type="float">
            <text:p>4.20453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1325" calcext:value-type="float">
            <text:p>0.0111325</text:p>
          </table:table-cell>
          <table:table-cell office:value-type="string" calcext:value-type="string">
            <text:p>Force_Average_Y:</text:p>
          </table:table-cell>
          <table:table-cell office:value-type="float" office:value="-0.102267" calcext:value-type="float">
            <text:p>-0.102267</text:p>
          </table:table-cell>
          <table:table-cell office:value-type="string" calcext:value-type="string">
            <text:p>Force_Average_Z:</text:p>
          </table:table-cell>
          <table:table-cell office:value-type="float" office:value="2.27871E-018" calcext:value-type="float">
            <text:p>2.27871E-18</text:p>
          </table:table-cell>
          <table:table-cell office:value-type="string" calcext:value-type="string">
            <text:p>time:</text:p>
          </table:table-cell>
          <table:table-cell office:value-type="float" office:value="4.03976" calcext:value-type="float">
            <text:p>4.0397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697" calcext:value-type="float">
            <text:p>-0.101697</text:p>
          </table:table-cell>
          <table:table-cell office:value-type="string" calcext:value-type="string">
            <text:p>IST_alt:</text:p>
          </table:table-cell>
          <table:table-cell office:value-type="float" office:value="-0.101697" calcext:value-type="float">
            <text:p>-0.101697</text:p>
          </table:table-cell>
          <table:table-cell office:value-type="string" calcext:value-type="string">
            <text:p>e_t_SUMME:</text:p>
          </table:table-cell>
          <table:table-cell office:value-type="float" office:value="27.4539" calcext:value-type="float">
            <text:p>27.4539</text:p>
          </table:table-cell>
          <table:table-cell office:value-type="string" calcext:value-type="string">
            <text:p>e_t:</text:p>
          </table:table-cell>
          <table:table-cell office:value-type="float" office:value="2.1017" calcext:value-type="float">
            <text:p>2.1017</text:p>
          </table:table-cell>
          <table:table-cell office:value-type="string" calcext:value-type="string">
            <text:p>e_t_alt:</text:p>
          </table:table-cell>
          <table:table-cell office:value-type="float" office:value="2.10227" calcext:value-type="float">
            <text:p>2.10227</text:p>
          </table:table-cell>
          <table:table-cell office:value-type="string" calcext:value-type="string">
            <text:p>y_t:</text:p>
          </table:table-cell>
          <table:table-cell office:value-type="float" office:value="4.20339" calcext:value-type="float">
            <text:p>4.20339</text:p>
          </table:table-cell>
          <table:table-cell office:value-type="string" calcext:value-type="string">
            <text:p>P:</text:p>
          </table:table-cell>
          <table:table-cell office:value-type="float" office:value="4.20339" calcext:value-type="float">
            <text:p>4.20339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1051" calcext:value-type="float">
            <text:p>0.0121051</text:p>
          </table:table-cell>
          <table:table-cell office:value-type="string" calcext:value-type="string">
            <text:p>Force_Average_Y:</text:p>
          </table:table-cell>
          <table:table-cell office:value-type="float" office:value="-0.101697" calcext:value-type="float">
            <text:p>-0.101697</text:p>
          </table:table-cell>
          <table:table-cell office:value-type="string" calcext:value-type="string">
            <text:p>Force_Average_Z:</text:p>
          </table:table-cell>
          <table:table-cell office:value-type="float" office:value="2.16016E-018" calcext:value-type="float">
            <text:p>2.16016E-18</text:p>
          </table:table-cell>
          <table:table-cell office:value-type="string" calcext:value-type="string">
            <text:p>time:</text:p>
          </table:table-cell>
          <table:table-cell office:value-type="float" office:value="4.37626" calcext:value-type="float">
            <text:p>4.3762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63" calcext:value-type="float">
            <text:p>-0.10163</text:p>
          </table:table-cell>
          <table:table-cell office:value-type="string" calcext:value-type="string">
            <text:p>IST_alt:</text:p>
          </table:table-cell>
          <table:table-cell office:value-type="float" office:value="-0.10163" calcext:value-type="float">
            <text:p>-0.10163</text:p>
          </table:table-cell>
          <table:table-cell office:value-type="string" calcext:value-type="string">
            <text:p>e_t_SUMME:</text:p>
          </table:table-cell>
          <table:table-cell office:value-type="float" office:value="29.5556" calcext:value-type="float">
            <text:p>29.5556</text:p>
          </table:table-cell>
          <table:table-cell office:value-type="string" calcext:value-type="string">
            <text:p>e_t:</text:p>
          </table:table-cell>
          <table:table-cell office:value-type="float" office:value="2.10163" calcext:value-type="float">
            <text:p>2.10163</text:p>
          </table:table-cell>
          <table:table-cell office:value-type="string" calcext:value-type="string">
            <text:p>e_t_alt:</text:p>
          </table:table-cell>
          <table:table-cell office:value-type="float" office:value="2.1017" calcext:value-type="float">
            <text:p>2.1017</text:p>
          </table:table-cell>
          <table:table-cell office:value-type="string" calcext:value-type="string">
            <text:p>y_t:</text:p>
          </table:table-cell>
          <table:table-cell office:value-type="float" office:value="4.20326" calcext:value-type="float">
            <text:p>4.20326</text:p>
          </table:table-cell>
          <table:table-cell office:value-type="string" calcext:value-type="string">
            <text:p>P:</text:p>
          </table:table-cell>
          <table:table-cell office:value-type="float" office:value="4.20326" calcext:value-type="float">
            <text:p>4.20326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1225" calcext:value-type="float">
            <text:p>0.0121225</text:p>
          </table:table-cell>
          <table:table-cell office:value-type="string" calcext:value-type="string">
            <text:p>Force_Average_Y:</text:p>
          </table:table-cell>
          <table:table-cell office:value-type="float" office:value="-0.10163" calcext:value-type="float">
            <text:p>-0.10163</text:p>
          </table:table-cell>
          <table:table-cell office:value-type="string" calcext:value-type="string">
            <text:p>Force_Average_Z:</text:p>
          </table:table-cell>
          <table:table-cell office:value-type="float" office:value="2.23632E-018" calcext:value-type="float">
            <text:p>2.23632E-18</text:p>
          </table:table-cell>
          <table:table-cell office:value-type="string" calcext:value-type="string">
            <text:p>time:</text:p>
          </table:table-cell>
          <table:table-cell office:value-type="float" office:value="4.71274" calcext:value-type="float">
            <text:p>4.71274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651" calcext:value-type="float">
            <text:p>-0.101651</text:p>
          </table:table-cell>
          <table:table-cell office:value-type="string" calcext:value-type="string">
            <text:p>IST_alt:</text:p>
          </table:table-cell>
          <table:table-cell office:value-type="float" office:value="-0.101651" calcext:value-type="float">
            <text:p>-0.101651</text:p>
          </table:table-cell>
          <table:table-cell office:value-type="string" calcext:value-type="string">
            <text:p>e_t_SUMME:</text:p>
          </table:table-cell>
          <table:table-cell office:value-type="float" office:value="31.6572" calcext:value-type="float">
            <text:p>31.6572</text:p>
          </table:table-cell>
          <table:table-cell office:value-type="string" calcext:value-type="string">
            <text:p>e_t:</text:p>
          </table:table-cell>
          <table:table-cell office:value-type="float" office:value="2.10165" calcext:value-type="float">
            <text:p>2.10165</text:p>
          </table:table-cell>
          <table:table-cell office:value-type="string" calcext:value-type="string">
            <text:p>e_t_alt:</text:p>
          </table:table-cell>
          <table:table-cell office:value-type="float" office:value="2.10163" calcext:value-type="float">
            <text:p>2.10163</text:p>
          </table:table-cell>
          <table:table-cell office:value-type="string" calcext:value-type="string">
            <text:p>y_t:</text:p>
          </table:table-cell>
          <table:table-cell office:value-type="float" office:value="4.2033" calcext:value-type="float">
            <text:p>4.2033</text:p>
          </table:table-cell>
          <table:table-cell office:value-type="string" calcext:value-type="string">
            <text:p>P:</text:p>
          </table:table-cell>
          <table:table-cell office:value-type="float" office:value="4.2033" calcext:value-type="float">
            <text:p>4.2033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2588" calcext:value-type="float">
            <text:p>0.0122588</text:p>
          </table:table-cell>
          <table:table-cell office:value-type="string" calcext:value-type="string">
            <text:p>Force_Average_Y:</text:p>
          </table:table-cell>
          <table:table-cell office:value-type="float" office:value="-0.101651" calcext:value-type="float">
            <text:p>-0.101651</text:p>
          </table:table-cell>
          <table:table-cell office:value-type="string" calcext:value-type="string">
            <text:p>Force_Average_Z:</text:p>
          </table:table-cell>
          <table:table-cell office:value-type="float" office:value="2.11486E-018" calcext:value-type="float">
            <text:p>2.11486E-18</text:p>
          </table:table-cell>
          <table:table-cell office:value-type="string" calcext:value-type="string">
            <text:p>time:</text:p>
          </table:table-cell>
          <table:table-cell office:value-type="float" office:value="5.04923" calcext:value-type="float">
            <text:p>5.0492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616" calcext:value-type="float">
            <text:p>-0.101616</text:p>
          </table:table-cell>
          <table:table-cell office:value-type="string" calcext:value-type="string">
            <text:p>IST_alt:</text:p>
          </table:table-cell>
          <table:table-cell office:value-type="float" office:value="-0.101616" calcext:value-type="float">
            <text:p>-0.101616</text:p>
          </table:table-cell>
          <table:table-cell office:value-type="string" calcext:value-type="string">
            <text:p>e_t_SUMME:</text:p>
          </table:table-cell>
          <table:table-cell office:value-type="float" office:value="33.7588" calcext:value-type="float">
            <text:p>33.7588</text:p>
          </table:table-cell>
          <table:table-cell office:value-type="string" calcext:value-type="string">
            <text:p>e_t:</text:p>
          </table:table-cell>
          <table:table-cell office:value-type="float" office:value="2.10162" calcext:value-type="float">
            <text:p>2.10162</text:p>
          </table:table-cell>
          <table:table-cell office:value-type="string" calcext:value-type="string">
            <text:p>e_t_alt:</text:p>
          </table:table-cell>
          <table:table-cell office:value-type="float" office:value="2.10165" calcext:value-type="float">
            <text:p>2.10165</text:p>
          </table:table-cell>
          <table:table-cell office:value-type="string" calcext:value-type="string">
            <text:p>y_t:</text:p>
          </table:table-cell>
          <table:table-cell office:value-type="float" office:value="4.20323" calcext:value-type="float">
            <text:p>4.20323</text:p>
          </table:table-cell>
          <table:table-cell office:value-type="string" calcext:value-type="string">
            <text:p>P:</text:p>
          </table:table-cell>
          <table:table-cell office:value-type="float" office:value="4.20323" calcext:value-type="float">
            <text:p>4.20323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655" calcext:value-type="float">
            <text:p>0.0120655</text:p>
          </table:table-cell>
          <table:table-cell office:value-type="string" calcext:value-type="string">
            <text:p>Force_Average_Y:</text:p>
          </table:table-cell>
          <table:table-cell office:value-type="float" office:value="-0.101616" calcext:value-type="float">
            <text:p>-0.101616</text:p>
          </table:table-cell>
          <table:table-cell office:value-type="string" calcext:value-type="string">
            <text:p>Force_Average_Z:</text:p>
          </table:table-cell>
          <table:table-cell office:value-type="float" office:value="2.12936E-018" calcext:value-type="float">
            <text:p>2.12936E-18</text:p>
          </table:table-cell>
          <table:table-cell office:value-type="string" calcext:value-type="string">
            <text:p>time:</text:p>
          </table:table-cell>
          <table:table-cell office:value-type="float" office:value="5.38576" calcext:value-type="float">
            <text:p>5.3857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601" calcext:value-type="float">
            <text:p>-0.101601</text:p>
          </table:table-cell>
          <table:table-cell office:value-type="string" calcext:value-type="string">
            <text:p>IST_alt:</text:p>
          </table:table-cell>
          <table:table-cell office:value-type="float" office:value="-0.101601" calcext:value-type="float">
            <text:p>-0.101601</text:p>
          </table:table-cell>
          <table:table-cell office:value-type="string" calcext:value-type="string">
            <text:p>e_t_SUMME:</text:p>
          </table:table-cell>
          <table:table-cell office:value-type="float" office:value="35.8604" calcext:value-type="float">
            <text:p>35.8604</text:p>
          </table:table-cell>
          <table:table-cell office:value-type="string" calcext:value-type="string">
            <text:p>e_t:</text:p>
          </table:table-cell>
          <table:table-cell office:value-type="float" office:value="2.1016" calcext:value-type="float">
            <text:p>2.1016</text:p>
          </table:table-cell>
          <table:table-cell office:value-type="string" calcext:value-type="string">
            <text:p>e_t_alt:</text:p>
          </table:table-cell>
          <table:table-cell office:value-type="float" office:value="2.10162" calcext:value-type="float">
            <text:p>2.10162</text:p>
          </table:table-cell>
          <table:table-cell office:value-type="string" calcext:value-type="string">
            <text:p>y_t:</text:p>
          </table:table-cell>
          <table:table-cell office:value-type="float" office:value="4.2032" calcext:value-type="float">
            <text:p>4.2032</text:p>
          </table:table-cell>
          <table:table-cell office:value-type="string" calcext:value-type="string">
            <text:p>P:</text:p>
          </table:table-cell>
          <table:table-cell office:value-type="float" office:value="4.2032" calcext:value-type="float">
            <text:p>4.2032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849" calcext:value-type="float">
            <text:p>0.0120849</text:p>
          </table:table-cell>
          <table:table-cell office:value-type="string" calcext:value-type="string">
            <text:p>Force_Average_Y:</text:p>
          </table:table-cell>
          <table:table-cell office:value-type="float" office:value="-0.101601" calcext:value-type="float">
            <text:p>-0.101601</text:p>
          </table:table-cell>
          <table:table-cell office:value-type="string" calcext:value-type="string">
            <text:p>Force_Average_Z:</text:p>
          </table:table-cell>
          <table:table-cell office:value-type="float" office:value="2.11241E-018" calcext:value-type="float">
            <text:p>2.11241E-18</text:p>
          </table:table-cell>
          <table:table-cell office:value-type="string" calcext:value-type="string">
            <text:p>time:</text:p>
          </table:table-cell>
          <table:table-cell office:value-type="float" office:value="5.72227" calcext:value-type="float">
            <text:p>5.7222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554" calcext:value-type="float">
            <text:p>-0.101554</text:p>
          </table:table-cell>
          <table:table-cell office:value-type="string" calcext:value-type="string">
            <text:p>IST_alt:</text:p>
          </table:table-cell>
          <table:table-cell office:value-type="float" office:value="-0.101554" calcext:value-type="float">
            <text:p>-0.101554</text:p>
          </table:table-cell>
          <table:table-cell office:value-type="string" calcext:value-type="string">
            <text:p>e_t_SUMME:</text:p>
          </table:table-cell>
          <table:table-cell office:value-type="float" office:value="37.962" calcext:value-type="float">
            <text:p>37.962</text:p>
          </table:table-cell>
          <table:table-cell office:value-type="string" calcext:value-type="string">
            <text:p>e_t:</text:p>
          </table:table-cell>
          <table:table-cell office:value-type="float" office:value="2.10155" calcext:value-type="float">
            <text:p>2.10155</text:p>
          </table:table-cell>
          <table:table-cell office:value-type="string" calcext:value-type="string">
            <text:p>e_t_alt:</text:p>
          </table:table-cell>
          <table:table-cell office:value-type="float" office:value="2.1016" calcext:value-type="float">
            <text:p>2.1016</text:p>
          </table:table-cell>
          <table:table-cell office:value-type="string" calcext:value-type="string">
            <text:p>y_t:</text:p>
          </table:table-cell>
          <table:table-cell office:value-type="float" office:value="4.20311" calcext:value-type="float">
            <text:p>4.20311</text:p>
          </table:table-cell>
          <table:table-cell office:value-type="string" calcext:value-type="string">
            <text:p>P:</text:p>
          </table:table-cell>
          <table:table-cell office:value-type="float" office:value="4.20311" calcext:value-type="float">
            <text:p>4.20311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2279" calcext:value-type="float">
            <text:p>0.0122279</text:p>
          </table:table-cell>
          <table:table-cell office:value-type="string" calcext:value-type="string">
            <text:p>Force_Average_Y:</text:p>
          </table:table-cell>
          <table:table-cell office:value-type="float" office:value="-0.101554" calcext:value-type="float">
            <text:p>-0.101554</text:p>
          </table:table-cell>
          <table:table-cell office:value-type="string" calcext:value-type="string">
            <text:p>Force_Average_Z:</text:p>
          </table:table-cell>
          <table:table-cell office:value-type="float" office:value="2.23675E-018" calcext:value-type="float">
            <text:p>2.23675E-18</text:p>
          </table:table-cell>
          <table:table-cell office:value-type="string" calcext:value-type="string">
            <text:p>time:</text:p>
          </table:table-cell>
          <table:table-cell office:value-type="float" office:value="6.05877" calcext:value-type="float">
            <text:p>6.0587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55" calcext:value-type="float">
            <text:p>-0.10155</text:p>
          </table:table-cell>
          <table:table-cell office:value-type="string" calcext:value-type="string">
            <text:p>IST_alt:</text:p>
          </table:table-cell>
          <table:table-cell office:value-type="float" office:value="-0.10155" calcext:value-type="float">
            <text:p>-0.10155</text:p>
          </table:table-cell>
          <table:table-cell office:value-type="string" calcext:value-type="string">
            <text:p>e_t_SUMME:</text:p>
          </table:table-cell>
          <table:table-cell office:value-type="float" office:value="40.0635" calcext:value-type="float">
            <text:p>40.0635</text:p>
          </table:table-cell>
          <table:table-cell office:value-type="string" calcext:value-type="string">
            <text:p>e_t:</text:p>
          </table:table-cell>
          <table:table-cell office:value-type="float" office:value="2.10155" calcext:value-type="float">
            <text:p>2.10155</text:p>
          </table:table-cell>
          <table:table-cell office:value-type="string" calcext:value-type="string">
            <text:p>e_t_alt:</text:p>
          </table:table-cell>
          <table:table-cell office:value-type="float" office:value="2.10155" calcext:value-type="float">
            <text:p>2.10155</text:p>
          </table:table-cell>
          <table:table-cell office:value-type="string" calcext:value-type="string">
            <text:p>y_t:</text:p>
          </table:table-cell>
          <table:table-cell office:value-type="float" office:value="4.2031" calcext:value-type="float">
            <text:p>4.2031</text:p>
          </table:table-cell>
          <table:table-cell office:value-type="string" calcext:value-type="string">
            <text:p>P:</text:p>
          </table:table-cell>
          <table:table-cell office:value-type="float" office:value="4.2031" calcext:value-type="float">
            <text:p>4.2031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361" calcext:value-type="float">
            <text:p>0.0120361</text:p>
          </table:table-cell>
          <table:table-cell office:value-type="string" calcext:value-type="string">
            <text:p>Force_Average_Y:</text:p>
          </table:table-cell>
          <table:table-cell office:value-type="float" office:value="-0.10155" calcext:value-type="float">
            <text:p>-0.10155</text:p>
          </table:table-cell>
          <table:table-cell office:value-type="string" calcext:value-type="string">
            <text:p>Force_Average_Z:</text:p>
          </table:table-cell>
          <table:table-cell office:value-type="float" office:value="2.13465E-018" calcext:value-type="float">
            <text:p>2.13465E-18</text:p>
          </table:table-cell>
          <table:table-cell office:value-type="string" calcext:value-type="string">
            <text:p>time:</text:p>
          </table:table-cell>
          <table:table-cell office:value-type="float" office:value="6.39532" calcext:value-type="float">
            <text:p>6.3953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55" calcext:value-type="float">
            <text:p>-0.10155</text:p>
          </table:table-cell>
          <table:table-cell office:value-type="string" calcext:value-type="string">
            <text:p>IST_alt:</text:p>
          </table:table-cell>
          <table:table-cell office:value-type="float" office:value="-0.10155" calcext:value-type="float">
            <text:p>-0.10155</text:p>
          </table:table-cell>
          <table:table-cell office:value-type="string" calcext:value-type="string">
            <text:p>e_t_SUMME:</text:p>
          </table:table-cell>
          <table:table-cell office:value-type="float" office:value="42.1651" calcext:value-type="float">
            <text:p>42.1651</text:p>
          </table:table-cell>
          <table:table-cell office:value-type="string" calcext:value-type="string">
            <text:p>e_t:</text:p>
          </table:table-cell>
          <table:table-cell office:value-type="float" office:value="2.10155" calcext:value-type="float">
            <text:p>2.10155</text:p>
          </table:table-cell>
          <table:table-cell office:value-type="string" calcext:value-type="string">
            <text:p>e_t_alt:</text:p>
          </table:table-cell>
          <table:table-cell office:value-type="float" office:value="2.10155" calcext:value-type="float">
            <text:p>2.10155</text:p>
          </table:table-cell>
          <table:table-cell office:value-type="string" calcext:value-type="string">
            <text:p>y_t:</text:p>
          </table:table-cell>
          <table:table-cell office:value-type="float" office:value="4.2031" calcext:value-type="float">
            <text:p>4.2031</text:p>
          </table:table-cell>
          <table:table-cell office:value-type="string" calcext:value-type="string">
            <text:p>P:</text:p>
          </table:table-cell>
          <table:table-cell office:value-type="float" office:value="4.2031" calcext:value-type="float">
            <text:p>4.2031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485" calcext:value-type="float">
            <text:p>0.0120485</text:p>
          </table:table-cell>
          <table:table-cell office:value-type="string" calcext:value-type="string">
            <text:p>Force_Average_Y:</text:p>
          </table:table-cell>
          <table:table-cell office:value-type="float" office:value="-0.10155" calcext:value-type="float">
            <text:p>-0.10155</text:p>
          </table:table-cell>
          <table:table-cell office:value-type="string" calcext:value-type="string">
            <text:p>Force_Average_Z:</text:p>
          </table:table-cell>
          <table:table-cell office:value-type="float" office:value="2.25467E-018" calcext:value-type="float">
            <text:p>2.25467E-18</text:p>
          </table:table-cell>
          <table:table-cell office:value-type="string" calcext:value-type="string">
            <text:p>time:</text:p>
          </table:table-cell>
          <table:table-cell office:value-type="float" office:value="6.73182" calcext:value-type="float">
            <text:p>6.7318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541" calcext:value-type="float">
            <text:p>-0.101541</text:p>
          </table:table-cell>
          <table:table-cell office:value-type="string" calcext:value-type="string">
            <text:p>IST_alt:</text:p>
          </table:table-cell>
          <table:table-cell office:value-type="float" office:value="-0.101541" calcext:value-type="float">
            <text:p>-0.101541</text:p>
          </table:table-cell>
          <table:table-cell office:value-type="string" calcext:value-type="string">
            <text:p>e_t_SUMME:</text:p>
          </table:table-cell>
          <table:table-cell office:value-type="float" office:value="44.2666" calcext:value-type="float">
            <text:p>44.2666</text:p>
          </table:table-cell>
          <table:table-cell office:value-type="string" calcext:value-type="string">
            <text:p>e_t:</text:p>
          </table:table-cell>
          <table:table-cell office:value-type="float" office:value="2.10154" calcext:value-type="float">
            <text:p>2.10154</text:p>
          </table:table-cell>
          <table:table-cell office:value-type="string" calcext:value-type="string">
            <text:p>e_t_alt:</text:p>
          </table:table-cell>
          <table:table-cell office:value-type="float" office:value="2.10155" calcext:value-type="float">
            <text:p>2.10155</text:p>
          </table:table-cell>
          <table:table-cell office:value-type="string" calcext:value-type="string">
            <text:p>y_t:</text:p>
          </table:table-cell>
          <table:table-cell office:value-type="float" office:value="4.20308" calcext:value-type="float">
            <text:p>4.20308</text:p>
          </table:table-cell>
          <table:table-cell office:value-type="string" calcext:value-type="string">
            <text:p>P:</text:p>
          </table:table-cell>
          <table:table-cell office:value-type="float" office:value="4.20308" calcext:value-type="float">
            <text:p>4.20308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883" calcext:value-type="float">
            <text:p>0.0120883</text:p>
          </table:table-cell>
          <table:table-cell office:value-type="string" calcext:value-type="string">
            <text:p>Force_Average_Y:</text:p>
          </table:table-cell>
          <table:table-cell office:value-type="float" office:value="-0.101541" calcext:value-type="float">
            <text:p>-0.101541</text:p>
          </table:table-cell>
          <table:table-cell office:value-type="string" calcext:value-type="string">
            <text:p>Force_Average_Z:</text:p>
          </table:table-cell>
          <table:table-cell office:value-type="float" office:value="2.14299E-018" calcext:value-type="float">
            <text:p>2.14299E-18</text:p>
          </table:table-cell>
          <table:table-cell office:value-type="string" calcext:value-type="string">
            <text:p>time:</text:p>
          </table:table-cell>
          <table:table-cell office:value-type="float" office:value="7.06837" calcext:value-type="float">
            <text:p>7.0683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507" calcext:value-type="float">
            <text:p>-0.101507</text:p>
          </table:table-cell>
          <table:table-cell office:value-type="string" calcext:value-type="string">
            <text:p>IST_alt:</text:p>
          </table:table-cell>
          <table:table-cell office:value-type="float" office:value="-0.101507" calcext:value-type="float">
            <text:p>-0.101507</text:p>
          </table:table-cell>
          <table:table-cell office:value-type="string" calcext:value-type="string">
            <text:p>e_t_SUMME:</text:p>
          </table:table-cell>
          <table:table-cell office:value-type="float" office:value="46.3681" calcext:value-type="float">
            <text:p>46.3681</text:p>
          </table:table-cell>
          <table:table-cell office:value-type="string" calcext:value-type="string">
            <text:p>e_t:</text:p>
          </table:table-cell>
          <table:table-cell office:value-type="float" office:value="2.10151" calcext:value-type="float">
            <text:p>2.10151</text:p>
          </table:table-cell>
          <table:table-cell office:value-type="string" calcext:value-type="string">
            <text:p>e_t_alt:</text:p>
          </table:table-cell>
          <table:table-cell office:value-type="float" office:value="2.10154" calcext:value-type="float">
            <text:p>2.10154</text:p>
          </table:table-cell>
          <table:table-cell office:value-type="string" calcext:value-type="string">
            <text:p>y_t:</text:p>
          </table:table-cell>
          <table:table-cell office:value-type="float" office:value="4.20301" calcext:value-type="float">
            <text:p>4.20301</text:p>
          </table:table-cell>
          <table:table-cell office:value-type="string" calcext:value-type="string">
            <text:p>P:</text:p>
          </table:table-cell>
          <table:table-cell office:value-type="float" office:value="4.20301" calcext:value-type="float">
            <text:p>4.20301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331" calcext:value-type="float">
            <text:p>0.0120331</text:p>
          </table:table-cell>
          <table:table-cell office:value-type="string" calcext:value-type="string">
            <text:p>Force_Average_Y:</text:p>
          </table:table-cell>
          <table:table-cell office:value-type="float" office:value="-0.101507" calcext:value-type="float">
            <text:p>-0.101507</text:p>
          </table:table-cell>
          <table:table-cell office:value-type="string" calcext:value-type="string">
            <text:p>Force_Average_Z:</text:p>
          </table:table-cell>
          <table:table-cell office:value-type="float" office:value="2.13962E-018" calcext:value-type="float">
            <text:p>2.13962E-18</text:p>
          </table:table-cell>
          <table:table-cell office:value-type="string" calcext:value-type="string">
            <text:p>time:</text:p>
          </table:table-cell>
          <table:table-cell office:value-type="float" office:value="7.40492" calcext:value-type="float">
            <text:p>7.4049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486" calcext:value-type="float">
            <text:p>-0.101486</text:p>
          </table:table-cell>
          <table:table-cell office:value-type="string" calcext:value-type="string">
            <text:p>IST_alt:</text:p>
          </table:table-cell>
          <table:table-cell office:value-type="float" office:value="-0.101486" calcext:value-type="float">
            <text:p>-0.101486</text:p>
          </table:table-cell>
          <table:table-cell office:value-type="string" calcext:value-type="string">
            <text:p>e_t_SUMME:</text:p>
          </table:table-cell>
          <table:table-cell office:value-type="float" office:value="48.4696" calcext:value-type="float">
            <text:p>48.4696</text:p>
          </table:table-cell>
          <table:table-cell office:value-type="string" calcext:value-type="string">
            <text:p>e_t:</text:p>
          </table:table-cell>
          <table:table-cell office:value-type="float" office:value="2.10149" calcext:value-type="float">
            <text:p>2.10149</text:p>
          </table:table-cell>
          <table:table-cell office:value-type="string" calcext:value-type="string">
            <text:p>e_t_alt:</text:p>
          </table:table-cell>
          <table:table-cell office:value-type="float" office:value="2.10151" calcext:value-type="float">
            <text:p>2.10151</text:p>
          </table:table-cell>
          <table:table-cell office:value-type="string" calcext:value-type="string">
            <text:p>y_t:</text:p>
          </table:table-cell>
          <table:table-cell office:value-type="float" office:value="4.20297" calcext:value-type="float">
            <text:p>4.20297</text:p>
          </table:table-cell>
          <table:table-cell office:value-type="string" calcext:value-type="string">
            <text:p>P:</text:p>
          </table:table-cell>
          <table:table-cell office:value-type="float" office:value="4.20297" calcext:value-type="float">
            <text:p>4.20297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999" calcext:value-type="float">
            <text:p>0.0119999</text:p>
          </table:table-cell>
          <table:table-cell office:value-type="string" calcext:value-type="string">
            <text:p>Force_Average_Y:</text:p>
          </table:table-cell>
          <table:table-cell office:value-type="float" office:value="-0.101486" calcext:value-type="float">
            <text:p>-0.101486</text:p>
          </table:table-cell>
          <table:table-cell office:value-type="string" calcext:value-type="string">
            <text:p>Force_Average_Z:</text:p>
          </table:table-cell>
          <table:table-cell office:value-type="float" office:value="2.16724E-018" calcext:value-type="float">
            <text:p>2.16724E-18</text:p>
          </table:table-cell>
          <table:table-cell office:value-type="string" calcext:value-type="string">
            <text:p>time:</text:p>
          </table:table-cell>
          <table:table-cell office:value-type="float" office:value="7.7415" calcext:value-type="float">
            <text:p>7.741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417" calcext:value-type="float">
            <text:p>-0.101417</text:p>
          </table:table-cell>
          <table:table-cell office:value-type="string" calcext:value-type="string">
            <text:p>IST_alt:</text:p>
          </table:table-cell>
          <table:table-cell office:value-type="float" office:value="-0.101417" calcext:value-type="float">
            <text:p>-0.101417</text:p>
          </table:table-cell>
          <table:table-cell office:value-type="string" calcext:value-type="string">
            <text:p>e_t_SUMME:</text:p>
          </table:table-cell>
          <table:table-cell office:value-type="float" office:value="50.571" calcext:value-type="float">
            <text:p>50.571</text:p>
          </table:table-cell>
          <table:table-cell office:value-type="string" calcext:value-type="string">
            <text:p>e_t:</text:p>
          </table:table-cell>
          <table:table-cell office:value-type="float" office:value="2.10142" calcext:value-type="float">
            <text:p>2.10142</text:p>
          </table:table-cell>
          <table:table-cell office:value-type="string" calcext:value-type="string">
            <text:p>e_t_alt:</text:p>
          </table:table-cell>
          <table:table-cell office:value-type="float" office:value="2.10149" calcext:value-type="float">
            <text:p>2.10149</text:p>
          </table:table-cell>
          <table:table-cell office:value-type="string" calcext:value-type="string">
            <text:p>y_t:</text:p>
          </table:table-cell>
          <table:table-cell office:value-type="float" office:value="4.20283" calcext:value-type="float">
            <text:p>4.20283</text:p>
          </table:table-cell>
          <table:table-cell office:value-type="string" calcext:value-type="string">
            <text:p>P:</text:p>
          </table:table-cell>
          <table:table-cell office:value-type="float" office:value="4.20283" calcext:value-type="float">
            <text:p>4.20283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679" calcext:value-type="float">
            <text:p>0.0120679</text:p>
          </table:table-cell>
          <table:table-cell office:value-type="string" calcext:value-type="string">
            <text:p>Force_Average_Y:</text:p>
          </table:table-cell>
          <table:table-cell office:value-type="float" office:value="-0.101417" calcext:value-type="float">
            <text:p>-0.101417</text:p>
          </table:table-cell>
          <table:table-cell office:value-type="string" calcext:value-type="string">
            <text:p>Force_Average_Z:</text:p>
          </table:table-cell>
          <table:table-cell office:value-type="float" office:value="2.2544E-018" calcext:value-type="float">
            <text:p>2.2544E-18</text:p>
          </table:table-cell>
          <table:table-cell office:value-type="string" calcext:value-type="string">
            <text:p>time:</text:p>
          </table:table-cell>
          <table:table-cell office:value-type="float" office:value="8.07803" calcext:value-type="float">
            <text:p>8.0780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45" calcext:value-type="float">
            <text:p>-0.10145</text:p>
          </table:table-cell>
          <table:table-cell office:value-type="string" calcext:value-type="string">
            <text:p>IST_alt:</text:p>
          </table:table-cell>
          <table:table-cell office:value-type="float" office:value="-0.10145" calcext:value-type="float">
            <text:p>-0.10145</text:p>
          </table:table-cell>
          <table:table-cell office:value-type="string" calcext:value-type="string">
            <text:p>e_t_SUMME:</text:p>
          </table:table-cell>
          <table:table-cell office:value-type="float" office:value="52.6725" calcext:value-type="float">
            <text:p>52.6725</text:p>
          </table:table-cell>
          <table:table-cell office:value-type="string" calcext:value-type="string">
            <text:p>e_t:</text:p>
          </table:table-cell>
          <table:table-cell office:value-type="float" office:value="2.10145" calcext:value-type="float">
            <text:p>2.10145</text:p>
          </table:table-cell>
          <table:table-cell office:value-type="string" calcext:value-type="string">
            <text:p>e_t_alt:</text:p>
          </table:table-cell>
          <table:table-cell office:value-type="float" office:value="2.10142" calcext:value-type="float">
            <text:p>2.10142</text:p>
          </table:table-cell>
          <table:table-cell office:value-type="string" calcext:value-type="string">
            <text:p>y_t:</text:p>
          </table:table-cell>
          <table:table-cell office:value-type="float" office:value="4.2029" calcext:value-type="float">
            <text:p>4.2029</text:p>
          </table:table-cell>
          <table:table-cell office:value-type="string" calcext:value-type="string">
            <text:p>P:</text:p>
          </table:table-cell>
          <table:table-cell office:value-type="float" office:value="4.2029" calcext:value-type="float">
            <text:p>4.2029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937" calcext:value-type="float">
            <text:p>0.0119937</text:p>
          </table:table-cell>
          <table:table-cell office:value-type="string" calcext:value-type="string">
            <text:p>Force_Average_Y:</text:p>
          </table:table-cell>
          <table:table-cell office:value-type="float" office:value="-0.10145" calcext:value-type="float">
            <text:p>-0.10145</text:p>
          </table:table-cell>
          <table:table-cell office:value-type="string" calcext:value-type="string">
            <text:p>Force_Average_Z:</text:p>
          </table:table-cell>
          <table:table-cell office:value-type="float" office:value="2.21629E-018" calcext:value-type="float">
            <text:p>2.21629E-18</text:p>
          </table:table-cell>
          <table:table-cell office:value-type="string" calcext:value-type="string">
            <text:p>time:</text:p>
          </table:table-cell>
          <table:table-cell office:value-type="float" office:value="8.41461" calcext:value-type="float">
            <text:p>8.4146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438" calcext:value-type="float">
            <text:p>-0.101438</text:p>
          </table:table-cell>
          <table:table-cell office:value-type="string" calcext:value-type="string">
            <text:p>IST_alt:</text:p>
          </table:table-cell>
          <table:table-cell office:value-type="float" office:value="-0.101438" calcext:value-type="float">
            <text:p>-0.101438</text:p>
          </table:table-cell>
          <table:table-cell office:value-type="string" calcext:value-type="string">
            <text:p>e_t_SUMME:</text:p>
          </table:table-cell>
          <table:table-cell office:value-type="float" office:value="54.7739" calcext:value-type="float">
            <text:p>54.7739</text:p>
          </table:table-cell>
          <table:table-cell office:value-type="string" calcext:value-type="string">
            <text:p>e_t:</text:p>
          </table:table-cell>
          <table:table-cell office:value-type="float" office:value="2.10144" calcext:value-type="float">
            <text:p>2.10144</text:p>
          </table:table-cell>
          <table:table-cell office:value-type="string" calcext:value-type="string">
            <text:p>e_t_alt:</text:p>
          </table:table-cell>
          <table:table-cell office:value-type="float" office:value="2.10145" calcext:value-type="float">
            <text:p>2.10145</text:p>
          </table:table-cell>
          <table:table-cell office:value-type="string" calcext:value-type="string">
            <text:p>y_t:</text:p>
          </table:table-cell>
          <table:table-cell office:value-type="float" office:value="4.20288" calcext:value-type="float">
            <text:p>4.20288</text:p>
          </table:table-cell>
          <table:table-cell office:value-type="string" calcext:value-type="string">
            <text:p>P:</text:p>
          </table:table-cell>
          <table:table-cell office:value-type="float" office:value="4.20288" calcext:value-type="float">
            <text:p>4.20288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841" calcext:value-type="float">
            <text:p>0.0119841</text:p>
          </table:table-cell>
          <table:table-cell office:value-type="string" calcext:value-type="string">
            <text:p>Force_Average_Y:</text:p>
          </table:table-cell>
          <table:table-cell office:value-type="float" office:value="-0.101438" calcext:value-type="float">
            <text:p>-0.101438</text:p>
          </table:table-cell>
          <table:table-cell office:value-type="string" calcext:value-type="string">
            <text:p>Force_Average_Z:</text:p>
          </table:table-cell>
          <table:table-cell office:value-type="float" office:value="2.12418E-018" calcext:value-type="float">
            <text:p>2.12418E-18</text:p>
          </table:table-cell>
          <table:table-cell office:value-type="string" calcext:value-type="string">
            <text:p>time:</text:p>
          </table:table-cell>
          <table:table-cell office:value-type="float" office:value="8.7512" calcext:value-type="float">
            <text:p>8.751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415" calcext:value-type="float">
            <text:p>-0.101415</text:p>
          </table:table-cell>
          <table:table-cell office:value-type="string" calcext:value-type="string">
            <text:p>IST_alt:</text:p>
          </table:table-cell>
          <table:table-cell office:value-type="float" office:value="-0.101415" calcext:value-type="float">
            <text:p>-0.101415</text:p>
          </table:table-cell>
          <table:table-cell office:value-type="string" calcext:value-type="string">
            <text:p>e_t_SUMME:</text:p>
          </table:table-cell>
          <table:table-cell office:value-type="float" office:value="56.8753" calcext:value-type="float">
            <text:p>56.8753</text:p>
          </table:table-cell>
          <table:table-cell office:value-type="string" calcext:value-type="string">
            <text:p>e_t:</text:p>
          </table:table-cell>
          <table:table-cell office:value-type="float" office:value="2.10142" calcext:value-type="float">
            <text:p>2.10142</text:p>
          </table:table-cell>
          <table:table-cell office:value-type="string" calcext:value-type="string">
            <text:p>e_t_alt:</text:p>
          </table:table-cell>
          <table:table-cell office:value-type="float" office:value="2.10144" calcext:value-type="float">
            <text:p>2.10144</text:p>
          </table:table-cell>
          <table:table-cell office:value-type="string" calcext:value-type="string">
            <text:p>y_t:</text:p>
          </table:table-cell>
          <table:table-cell office:value-type="float" office:value="4.20283" calcext:value-type="float">
            <text:p>4.20283</text:p>
          </table:table-cell>
          <table:table-cell office:value-type="string" calcext:value-type="string">
            <text:p>P:</text:p>
          </table:table-cell>
          <table:table-cell office:value-type="float" office:value="4.20283" calcext:value-type="float">
            <text:p>4.20283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35" calcext:value-type="float">
            <text:p>0.012035</text:p>
          </table:table-cell>
          <table:table-cell office:value-type="string" calcext:value-type="string">
            <text:p>Force_Average_Y:</text:p>
          </table:table-cell>
          <table:table-cell office:value-type="float" office:value="-0.101415" calcext:value-type="float">
            <text:p>-0.101415</text:p>
          </table:table-cell>
          <table:table-cell office:value-type="string" calcext:value-type="string">
            <text:p>Force_Average_Z:</text:p>
          </table:table-cell>
          <table:table-cell office:value-type="float" office:value="2.18074E-018" calcext:value-type="float">
            <text:p>2.18074E-18</text:p>
          </table:table-cell>
          <table:table-cell office:value-type="string" calcext:value-type="string">
            <text:p>time:</text:p>
          </table:table-cell>
          <table:table-cell office:value-type="float" office:value="9.08775" calcext:value-type="float">
            <text:p>9.0877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403" calcext:value-type="float">
            <text:p>-0.101403</text:p>
          </table:table-cell>
          <table:table-cell office:value-type="string" calcext:value-type="string">
            <text:p>IST_alt:</text:p>
          </table:table-cell>
          <table:table-cell office:value-type="float" office:value="-0.101403" calcext:value-type="float">
            <text:p>-0.101403</text:p>
          </table:table-cell>
          <table:table-cell office:value-type="string" calcext:value-type="string">
            <text:p>e_t_SUMME:</text:p>
          </table:table-cell>
          <table:table-cell office:value-type="float" office:value="58.9767" calcext:value-type="float">
            <text:p>58.9767</text:p>
          </table:table-cell>
          <table:table-cell office:value-type="string" calcext:value-type="string">
            <text:p>e_t:</text:p>
          </table:table-cell>
          <table:table-cell office:value-type="float" office:value="2.1014" calcext:value-type="float">
            <text:p>2.1014</text:p>
          </table:table-cell>
          <table:table-cell office:value-type="string" calcext:value-type="string">
            <text:p>e_t_alt:</text:p>
          </table:table-cell>
          <table:table-cell office:value-type="float" office:value="2.10142" calcext:value-type="float">
            <text:p>2.10142</text:p>
          </table:table-cell>
          <table:table-cell office:value-type="string" calcext:value-type="string">
            <text:p>y_t:</text:p>
          </table:table-cell>
          <table:table-cell office:value-type="float" office:value="4.20281" calcext:value-type="float">
            <text:p>4.20281</text:p>
          </table:table-cell>
          <table:table-cell office:value-type="string" calcext:value-type="string">
            <text:p>P:</text:p>
          </table:table-cell>
          <table:table-cell office:value-type="float" office:value="4.20281" calcext:value-type="float">
            <text:p>4.20281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051" calcext:value-type="float">
            <text:p>0.0120051</text:p>
          </table:table-cell>
          <table:table-cell office:value-type="string" calcext:value-type="string">
            <text:p>Force_Average_Y:</text:p>
          </table:table-cell>
          <table:table-cell office:value-type="float" office:value="-0.101403" calcext:value-type="float">
            <text:p>-0.101403</text:p>
          </table:table-cell>
          <table:table-cell office:value-type="string" calcext:value-type="string">
            <text:p>Force_Average_Z:</text:p>
          </table:table-cell>
          <table:table-cell office:value-type="float" office:value="2.24125E-018" calcext:value-type="float">
            <text:p>2.24125E-18</text:p>
          </table:table-cell>
          <table:table-cell office:value-type="string" calcext:value-type="string">
            <text:p>time:</text:p>
          </table:table-cell>
          <table:table-cell office:value-type="float" office:value="9.42432" calcext:value-type="float">
            <text:p>9.4243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646" calcext:value-type="float">
            <text:p>-0.101646</text:p>
          </table:table-cell>
          <table:table-cell office:value-type="string" calcext:value-type="string">
            <text:p>IST_alt:</text:p>
          </table:table-cell>
          <table:table-cell office:value-type="float" office:value="-0.101646" calcext:value-type="float">
            <text:p>-0.101646</text:p>
          </table:table-cell>
          <table:table-cell office:value-type="string" calcext:value-type="string">
            <text:p>e_t_SUMME:</text:p>
          </table:table-cell>
          <table:table-cell office:value-type="float" office:value="61.0784" calcext:value-type="float">
            <text:p>61.0784</text:p>
          </table:table-cell>
          <table:table-cell office:value-type="string" calcext:value-type="string">
            <text:p>e_t:</text:p>
          </table:table-cell>
          <table:table-cell office:value-type="float" office:value="2.10165" calcext:value-type="float">
            <text:p>2.10165</text:p>
          </table:table-cell>
          <table:table-cell office:value-type="string" calcext:value-type="string">
            <text:p>e_t_alt:</text:p>
          </table:table-cell>
          <table:table-cell office:value-type="float" office:value="2.1014" calcext:value-type="float">
            <text:p>2.1014</text:p>
          </table:table-cell>
          <table:table-cell office:value-type="string" calcext:value-type="string">
            <text:p>y_t:</text:p>
          </table:table-cell>
          <table:table-cell office:value-type="float" office:value="4.20329" calcext:value-type="float">
            <text:p>4.20329</text:p>
          </table:table-cell>
          <table:table-cell office:value-type="string" calcext:value-type="string">
            <text:p>P:</text:p>
          </table:table-cell>
          <table:table-cell office:value-type="float" office:value="4.20329" calcext:value-type="float">
            <text:p>4.20329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32337" calcext:value-type="float">
            <text:p>0.0132337</text:p>
          </table:table-cell>
          <table:table-cell office:value-type="string" calcext:value-type="string">
            <text:p>Force_Average_Y:</text:p>
          </table:table-cell>
          <table:table-cell office:value-type="float" office:value="-0.101646" calcext:value-type="float">
            <text:p>-0.101646</text:p>
          </table:table-cell>
          <table:table-cell office:value-type="string" calcext:value-type="string">
            <text:p>Force_Average_Z:</text:p>
          </table:table-cell>
          <table:table-cell office:value-type="float" office:value="2.07974E-018" calcext:value-type="float">
            <text:p>2.07974E-18</text:p>
          </table:table-cell>
          <table:table-cell office:value-type="string" calcext:value-type="string">
            <text:p>time:</text:p>
          </table:table-cell>
          <table:table-cell office:value-type="float" office:value="9.75964" calcext:value-type="float">
            <text:p>9.75964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239" calcext:value-type="float">
            <text:p>-0.101239</text:p>
          </table:table-cell>
          <table:table-cell office:value-type="string" calcext:value-type="string">
            <text:p>IST_alt:</text:p>
          </table:table-cell>
          <table:table-cell office:value-type="float" office:value="-0.101239" calcext:value-type="float">
            <text:p>-0.101239</text:p>
          </table:table-cell>
          <table:table-cell office:value-type="string" calcext:value-type="string">
            <text:p>e_t_SUMME:</text:p>
          </table:table-cell>
          <table:table-cell office:value-type="float" office:value="63.1796" calcext:value-type="float">
            <text:p>63.1796</text:p>
          </table:table-cell>
          <table:table-cell office:value-type="string" calcext:value-type="string">
            <text:p>e_t:</text:p>
          </table:table-cell>
          <table:table-cell office:value-type="float" office:value="2.10124" calcext:value-type="float">
            <text:p>2.10124</text:p>
          </table:table-cell>
          <table:table-cell office:value-type="string" calcext:value-type="string">
            <text:p>e_t_alt:</text:p>
          </table:table-cell>
          <table:table-cell office:value-type="float" office:value="2.10165" calcext:value-type="float">
            <text:p>2.10165</text:p>
          </table:table-cell>
          <table:table-cell office:value-type="string" calcext:value-type="string">
            <text:p>y_t:</text:p>
          </table:table-cell>
          <table:table-cell office:value-type="float" office:value="4.20248" calcext:value-type="float">
            <text:p>4.20248</text:p>
          </table:table-cell>
          <table:table-cell office:value-type="string" calcext:value-type="string">
            <text:p>P:</text:p>
          </table:table-cell>
          <table:table-cell office:value-type="float" office:value="4.20248" calcext:value-type="float">
            <text:p>4.20248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0868" calcext:value-type="float">
            <text:p>0.0120868</text:p>
          </table:table-cell>
          <table:table-cell office:value-type="string" calcext:value-type="string">
            <text:p>Force_Average_Y:</text:p>
          </table:table-cell>
          <table:table-cell office:value-type="float" office:value="-0.101239" calcext:value-type="float">
            <text:p>-0.101239</text:p>
          </table:table-cell>
          <table:table-cell office:value-type="string" calcext:value-type="string">
            <text:p>Force_Average_Z:</text:p>
          </table:table-cell>
          <table:table-cell office:value-type="float" office:value="2.32584E-018" calcext:value-type="float">
            <text:p>2.32584E-18</text:p>
          </table:table-cell>
          <table:table-cell office:value-type="string" calcext:value-type="string">
            <text:p>time:</text:p>
          </table:table-cell>
          <table:table-cell office:value-type="float" office:value="10.0962" calcext:value-type="float">
            <text:p>10.096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322" calcext:value-type="float">
            <text:p>-0.101322</text:p>
          </table:table-cell>
          <table:table-cell office:value-type="string" calcext:value-type="string">
            <text:p>IST_alt:</text:p>
          </table:table-cell>
          <table:table-cell office:value-type="float" office:value="-0.101322" calcext:value-type="float">
            <text:p>-0.101322</text:p>
          </table:table-cell>
          <table:table-cell office:value-type="string" calcext:value-type="string">
            <text:p>e_t_SUMME:</text:p>
          </table:table-cell>
          <table:table-cell office:value-type="float" office:value="65.281" calcext:value-type="float">
            <text:p>65.281</text:p>
          </table:table-cell>
          <table:table-cell office:value-type="string" calcext:value-type="string">
            <text:p>e_t:</text:p>
          </table:table-cell>
          <table:table-cell office:value-type="float" office:value="2.10132" calcext:value-type="float">
            <text:p>2.10132</text:p>
          </table:table-cell>
          <table:table-cell office:value-type="string" calcext:value-type="string">
            <text:p>e_t_alt:</text:p>
          </table:table-cell>
          <table:table-cell office:value-type="float" office:value="2.10124" calcext:value-type="float">
            <text:p>2.10124</text:p>
          </table:table-cell>
          <table:table-cell office:value-type="string" calcext:value-type="string">
            <text:p>y_t:</text:p>
          </table:table-cell>
          <table:table-cell office:value-type="float" office:value="4.20264" calcext:value-type="float">
            <text:p>4.20264</text:p>
          </table:table-cell>
          <table:table-cell office:value-type="string" calcext:value-type="string">
            <text:p>P:</text:p>
          </table:table-cell>
          <table:table-cell office:value-type="float" office:value="4.20264" calcext:value-type="float">
            <text:p>4.20264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966" calcext:value-type="float">
            <text:p>0.0119966</text:p>
          </table:table-cell>
          <table:table-cell office:value-type="string" calcext:value-type="string">
            <text:p>Force_Average_Y:</text:p>
          </table:table-cell>
          <table:table-cell office:value-type="float" office:value="-0.101322" calcext:value-type="float">
            <text:p>-0.101322</text:p>
          </table:table-cell>
          <table:table-cell office:value-type="string" calcext:value-type="string">
            <text:p>Force_Average_Z:</text:p>
          </table:table-cell>
          <table:table-cell office:value-type="float" office:value="2.15051E-018" calcext:value-type="float">
            <text:p>2.15051E-18</text:p>
          </table:table-cell>
          <table:table-cell office:value-type="string" calcext:value-type="string">
            <text:p>time:</text:p>
          </table:table-cell>
          <table:table-cell office:value-type="float" office:value="10.4328" calcext:value-type="float">
            <text:p>10.432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353" calcext:value-type="float">
            <text:p>-0.101353</text:p>
          </table:table-cell>
          <table:table-cell office:value-type="string" calcext:value-type="string">
            <text:p>IST_alt:</text:p>
          </table:table-cell>
          <table:table-cell office:value-type="float" office:value="-0.101353" calcext:value-type="float">
            <text:p>-0.101353</text:p>
          </table:table-cell>
          <table:table-cell office:value-type="string" calcext:value-type="string">
            <text:p>e_t_SUMME:</text:p>
          </table:table-cell>
          <table:table-cell office:value-type="float" office:value="67.3823" calcext:value-type="float">
            <text:p>67.3823</text:p>
          </table:table-cell>
          <table:table-cell office:value-type="string" calcext:value-type="string">
            <text:p>e_t:</text:p>
          </table:table-cell>
          <table:table-cell office:value-type="float" office:value="2.10135" calcext:value-type="float">
            <text:p>2.10135</text:p>
          </table:table-cell>
          <table:table-cell office:value-type="string" calcext:value-type="string">
            <text:p>e_t_alt:</text:p>
          </table:table-cell>
          <table:table-cell office:value-type="float" office:value="2.10132" calcext:value-type="float">
            <text:p>2.10132</text:p>
          </table:table-cell>
          <table:table-cell office:value-type="string" calcext:value-type="string">
            <text:p>y_t:</text:p>
          </table:table-cell>
          <table:table-cell office:value-type="float" office:value="4.2027" calcext:value-type="float">
            <text:p>4.2027</text:p>
          </table:table-cell>
          <table:table-cell office:value-type="string" calcext:value-type="string">
            <text:p>P:</text:p>
          </table:table-cell>
          <table:table-cell office:value-type="float" office:value="4.2027" calcext:value-type="float">
            <text:p>4.2027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664" calcext:value-type="float">
            <text:p>0.0119664</text:p>
          </table:table-cell>
          <table:table-cell office:value-type="string" calcext:value-type="string">
            <text:p>Force_Average_Y:</text:p>
          </table:table-cell>
          <table:table-cell office:value-type="float" office:value="-0.101353" calcext:value-type="float">
            <text:p>-0.101353</text:p>
          </table:table-cell>
          <table:table-cell office:value-type="string" calcext:value-type="string">
            <text:p>Force_Average_Z:</text:p>
          </table:table-cell>
          <table:table-cell office:value-type="float" office:value="2.19479E-018" calcext:value-type="float">
            <text:p>2.19479E-18</text:p>
          </table:table-cell>
          <table:table-cell office:value-type="string" calcext:value-type="string">
            <text:p>time:</text:p>
          </table:table-cell>
          <table:table-cell office:value-type="float" office:value="10.7694" calcext:value-type="float">
            <text:p>10.7694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34" calcext:value-type="float">
            <text:p>-0.10134</text:p>
          </table:table-cell>
          <table:table-cell office:value-type="string" calcext:value-type="string">
            <text:p>IST_alt:</text:p>
          </table:table-cell>
          <table:table-cell office:value-type="float" office:value="-0.10134" calcext:value-type="float">
            <text:p>-0.10134</text:p>
          </table:table-cell>
          <table:table-cell office:value-type="string" calcext:value-type="string">
            <text:p>e_t_SUMME:</text:p>
          </table:table-cell>
          <table:table-cell office:value-type="float" office:value="69.4836" calcext:value-type="float">
            <text:p>69.4836</text:p>
          </table:table-cell>
          <table:table-cell office:value-type="string" calcext:value-type="string">
            <text:p>e_t:</text:p>
          </table:table-cell>
          <table:table-cell office:value-type="float" office:value="2.10134" calcext:value-type="float">
            <text:p>2.10134</text:p>
          </table:table-cell>
          <table:table-cell office:value-type="string" calcext:value-type="string">
            <text:p>e_t_alt:</text:p>
          </table:table-cell>
          <table:table-cell office:value-type="float" office:value="2.10135" calcext:value-type="float">
            <text:p>2.10135</text:p>
          </table:table-cell>
          <table:table-cell office:value-type="string" calcext:value-type="string">
            <text:p>y_t:</text:p>
          </table:table-cell>
          <table:table-cell office:value-type="float" office:value="4.20268" calcext:value-type="float">
            <text:p>4.20268</text:p>
          </table:table-cell>
          <table:table-cell office:value-type="string" calcext:value-type="string">
            <text:p>P:</text:p>
          </table:table-cell>
          <table:table-cell office:value-type="float" office:value="4.20268" calcext:value-type="float">
            <text:p>4.20268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34" calcext:value-type="float">
            <text:p>0.011934</text:p>
          </table:table-cell>
          <table:table-cell office:value-type="string" calcext:value-type="string">
            <text:p>Force_Average_Y:</text:p>
          </table:table-cell>
          <table:table-cell office:value-type="float" office:value="-0.10134" calcext:value-type="float">
            <text:p>-0.10134</text:p>
          </table:table-cell>
          <table:table-cell office:value-type="string" calcext:value-type="string">
            <text:p>Force_Average_Z:</text:p>
          </table:table-cell>
          <table:table-cell office:value-type="float" office:value="2.17883E-018" calcext:value-type="float">
            <text:p>2.17883E-18</text:p>
          </table:table-cell>
          <table:table-cell office:value-type="string" calcext:value-type="string">
            <text:p>time:</text:p>
          </table:table-cell>
          <table:table-cell office:value-type="float" office:value="11.106" calcext:value-type="float">
            <text:p>11.10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293" calcext:value-type="float">
            <text:p>-0.101293</text:p>
          </table:table-cell>
          <table:table-cell office:value-type="string" calcext:value-type="string">
            <text:p>IST_alt:</text:p>
          </table:table-cell>
          <table:table-cell office:value-type="float" office:value="-0.101293" calcext:value-type="float">
            <text:p>-0.101293</text:p>
          </table:table-cell>
          <table:table-cell office:value-type="string" calcext:value-type="string">
            <text:p>e_t_SUMME:</text:p>
          </table:table-cell>
          <table:table-cell office:value-type="float" office:value="71.5849" calcext:value-type="float">
            <text:p>71.5849</text:p>
          </table:table-cell>
          <table:table-cell office:value-type="string" calcext:value-type="string">
            <text:p>e_t:</text:p>
          </table:table-cell>
          <table:table-cell office:value-type="float" office:value="2.10129" calcext:value-type="float">
            <text:p>2.10129</text:p>
          </table:table-cell>
          <table:table-cell office:value-type="string" calcext:value-type="string">
            <text:p>e_t_alt:</text:p>
          </table:table-cell>
          <table:table-cell office:value-type="float" office:value="2.10134" calcext:value-type="float">
            <text:p>2.10134</text:p>
          </table:table-cell>
          <table:table-cell office:value-type="string" calcext:value-type="string">
            <text:p>y_t:</text:p>
          </table:table-cell>
          <table:table-cell office:value-type="float" office:value="4.20259" calcext:value-type="float">
            <text:p>4.20259</text:p>
          </table:table-cell>
          <table:table-cell office:value-type="string" calcext:value-type="string">
            <text:p>P:</text:p>
          </table:table-cell>
          <table:table-cell office:value-type="float" office:value="4.20259" calcext:value-type="float">
            <text:p>4.20259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728" calcext:value-type="float">
            <text:p>0.0119728</text:p>
          </table:table-cell>
          <table:table-cell office:value-type="string" calcext:value-type="string">
            <text:p>Force_Average_Y:</text:p>
          </table:table-cell>
          <table:table-cell office:value-type="float" office:value="-0.101293" calcext:value-type="float">
            <text:p>-0.101293</text:p>
          </table:table-cell>
          <table:table-cell office:value-type="string" calcext:value-type="string">
            <text:p>Force_Average_Z:</text:p>
          </table:table-cell>
          <table:table-cell office:value-type="float" office:value="2.16354E-018" calcext:value-type="float">
            <text:p>2.16354E-18</text:p>
          </table:table-cell>
          <table:table-cell office:value-type="string" calcext:value-type="string">
            <text:p>time:</text:p>
          </table:table-cell>
          <table:table-cell office:value-type="float" office:value="11.4426" calcext:value-type="float">
            <text:p>11.442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271" calcext:value-type="float">
            <text:p>-0.101271</text:p>
          </table:table-cell>
          <table:table-cell office:value-type="string" calcext:value-type="string">
            <text:p>IST_alt:</text:p>
          </table:table-cell>
          <table:table-cell office:value-type="float" office:value="-0.101271" calcext:value-type="float">
            <text:p>-0.101271</text:p>
          </table:table-cell>
          <table:table-cell office:value-type="string" calcext:value-type="string">
            <text:p>e_t_SUMME:</text:p>
          </table:table-cell>
          <table:table-cell office:value-type="float" office:value="73.6862" calcext:value-type="float">
            <text:p>73.6862</text:p>
          </table:table-cell>
          <table:table-cell office:value-type="string" calcext:value-type="string">
            <text:p>e_t:</text:p>
          </table:table-cell>
          <table:table-cell office:value-type="float" office:value="2.10127" calcext:value-type="float">
            <text:p>2.10127</text:p>
          </table:table-cell>
          <table:table-cell office:value-type="string" calcext:value-type="string">
            <text:p>e_t_alt:</text:p>
          </table:table-cell>
          <table:table-cell office:value-type="float" office:value="2.10129" calcext:value-type="float">
            <text:p>2.10129</text:p>
          </table:table-cell>
          <table:table-cell office:value-type="string" calcext:value-type="string">
            <text:p>y_t:</text:p>
          </table:table-cell>
          <table:table-cell office:value-type="float" office:value="4.20254" calcext:value-type="float">
            <text:p>4.20254</text:p>
          </table:table-cell>
          <table:table-cell office:value-type="string" calcext:value-type="string">
            <text:p>P:</text:p>
          </table:table-cell>
          <table:table-cell office:value-type="float" office:value="4.20254" calcext:value-type="float">
            <text:p>4.20254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415" calcext:value-type="float">
            <text:p>0.0119415</text:p>
          </table:table-cell>
          <table:table-cell office:value-type="string" calcext:value-type="string">
            <text:p>Force_Average_Y:</text:p>
          </table:table-cell>
          <table:table-cell office:value-type="float" office:value="-0.101271" calcext:value-type="float">
            <text:p>-0.101271</text:p>
          </table:table-cell>
          <table:table-cell office:value-type="string" calcext:value-type="string">
            <text:p>Force_Average_Z:</text:p>
          </table:table-cell>
          <table:table-cell office:value-type="float" office:value="2.15094E-018" calcext:value-type="float">
            <text:p>2.15094E-18</text:p>
          </table:table-cell>
          <table:table-cell office:value-type="string" calcext:value-type="string">
            <text:p>time:</text:p>
          </table:table-cell>
          <table:table-cell office:value-type="float" office:value="11.7792" calcext:value-type="float">
            <text:p>11.779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278" calcext:value-type="float">
            <text:p>-0.101278</text:p>
          </table:table-cell>
          <table:table-cell office:value-type="string" calcext:value-type="string">
            <text:p>IST_alt:</text:p>
          </table:table-cell>
          <table:table-cell office:value-type="float" office:value="-0.101278" calcext:value-type="float">
            <text:p>-0.101278</text:p>
          </table:table-cell>
          <table:table-cell office:value-type="string" calcext:value-type="string">
            <text:p>e_t_SUMME:</text:p>
          </table:table-cell>
          <table:table-cell office:value-type="float" office:value="75.7875" calcext:value-type="float">
            <text:p>75.7875</text:p>
          </table:table-cell>
          <table:table-cell office:value-type="string" calcext:value-type="string">
            <text:p>e_t:</text:p>
          </table:table-cell>
          <table:table-cell office:value-type="float" office:value="2.10128" calcext:value-type="float">
            <text:p>2.10128</text:p>
          </table:table-cell>
          <table:table-cell office:value-type="string" calcext:value-type="string">
            <text:p>e_t_alt:</text:p>
          </table:table-cell>
          <table:table-cell office:value-type="float" office:value="2.10127" calcext:value-type="float">
            <text:p>2.10127</text:p>
          </table:table-cell>
          <table:table-cell office:value-type="string" calcext:value-type="string">
            <text:p>y_t:</text:p>
          </table:table-cell>
          <table:table-cell office:value-type="float" office:value="4.20256" calcext:value-type="float">
            <text:p>4.20256</text:p>
          </table:table-cell>
          <table:table-cell office:value-type="string" calcext:value-type="string">
            <text:p>P:</text:p>
          </table:table-cell>
          <table:table-cell office:value-type="float" office:value="4.20256" calcext:value-type="float">
            <text:p>4.20256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867" calcext:value-type="float">
            <text:p>0.0119867</text:p>
          </table:table-cell>
          <table:table-cell office:value-type="string" calcext:value-type="string">
            <text:p>Force_Average_Y:</text:p>
          </table:table-cell>
          <table:table-cell office:value-type="float" office:value="-0.101278" calcext:value-type="float">
            <text:p>-0.101278</text:p>
          </table:table-cell>
          <table:table-cell office:value-type="string" calcext:value-type="string">
            <text:p>Force_Average_Z:</text:p>
          </table:table-cell>
          <table:table-cell office:value-type="float" office:value="2.23253E-018" calcext:value-type="float">
            <text:p>2.23253E-18</text:p>
          </table:table-cell>
          <table:table-cell office:value-type="string" calcext:value-type="string">
            <text:p>time:</text:p>
          </table:table-cell>
          <table:table-cell office:value-type="float" office:value="12.1157" calcext:value-type="float">
            <text:p>12.115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24" calcext:value-type="float">
            <text:p>-0.10124</text:p>
          </table:table-cell>
          <table:table-cell office:value-type="string" calcext:value-type="string">
            <text:p>IST_alt:</text:p>
          </table:table-cell>
          <table:table-cell office:value-type="float" office:value="-0.10124" calcext:value-type="float">
            <text:p>-0.10124</text:p>
          </table:table-cell>
          <table:table-cell office:value-type="string" calcext:value-type="string">
            <text:p>e_t_SUMME:</text:p>
          </table:table-cell>
          <table:table-cell office:value-type="float" office:value="77.8887" calcext:value-type="float">
            <text:p>77.8887</text:p>
          </table:table-cell>
          <table:table-cell office:value-type="string" calcext:value-type="string">
            <text:p>e_t:</text:p>
          </table:table-cell>
          <table:table-cell office:value-type="float" office:value="2.10124" calcext:value-type="float">
            <text:p>2.10124</text:p>
          </table:table-cell>
          <table:table-cell office:value-type="string" calcext:value-type="string">
            <text:p>e_t_alt:</text:p>
          </table:table-cell>
          <table:table-cell office:value-type="float" office:value="2.10128" calcext:value-type="float">
            <text:p>2.10128</text:p>
          </table:table-cell>
          <table:table-cell office:value-type="string" calcext:value-type="string">
            <text:p>y_t:</text:p>
          </table:table-cell>
          <table:table-cell office:value-type="float" office:value="4.20248" calcext:value-type="float">
            <text:p>4.20248</text:p>
          </table:table-cell>
          <table:table-cell office:value-type="string" calcext:value-type="string">
            <text:p>P:</text:p>
          </table:table-cell>
          <table:table-cell office:value-type="float" office:value="4.20248" calcext:value-type="float">
            <text:p>4.20248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471" calcext:value-type="float">
            <text:p>0.0119471</text:p>
          </table:table-cell>
          <table:table-cell office:value-type="string" calcext:value-type="string">
            <text:p>Force_Average_Y:</text:p>
          </table:table-cell>
          <table:table-cell office:value-type="float" office:value="-0.10124" calcext:value-type="float">
            <text:p>-0.10124</text:p>
          </table:table-cell>
          <table:table-cell office:value-type="string" calcext:value-type="string">
            <text:p>Force_Average_Z:</text:p>
          </table:table-cell>
          <table:table-cell office:value-type="float" office:value="2.14978E-018" calcext:value-type="float">
            <text:p>2.14978E-18</text:p>
          </table:table-cell>
          <table:table-cell office:value-type="string" calcext:value-type="string">
            <text:p>time:</text:p>
          </table:table-cell>
          <table:table-cell office:value-type="float" office:value="12.4524" calcext:value-type="float">
            <text:p>12.4524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251" calcext:value-type="float">
            <text:p>-0.101251</text:p>
          </table:table-cell>
          <table:table-cell office:value-type="string" calcext:value-type="string">
            <text:p>IST_alt:</text:p>
          </table:table-cell>
          <table:table-cell office:value-type="float" office:value="-0.101251" calcext:value-type="float">
            <text:p>-0.101251</text:p>
          </table:table-cell>
          <table:table-cell office:value-type="string" calcext:value-type="string">
            <text:p>e_t_SUMME: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e_t:</text:p>
          </table:table-cell>
          <table:table-cell office:value-type="float" office:value="2.10125" calcext:value-type="float">
            <text:p>2.10125</text:p>
          </table:table-cell>
          <table:table-cell office:value-type="string" calcext:value-type="string">
            <text:p>e_t_alt:</text:p>
          </table:table-cell>
          <table:table-cell office:value-type="float" office:value="2.10124" calcext:value-type="float">
            <text:p>2.10124</text:p>
          </table:table-cell>
          <table:table-cell office:value-type="string" calcext:value-type="string">
            <text:p>y_t:</text:p>
          </table:table-cell>
          <table:table-cell office:value-type="float" office:value="4.2025" calcext:value-type="float">
            <text:p>4.2025</text:p>
          </table:table-cell>
          <table:table-cell office:value-type="string" calcext:value-type="string">
            <text:p>P:</text:p>
          </table:table-cell>
          <table:table-cell office:value-type="float" office:value="4.2025" calcext:value-type="float">
            <text:p>4.2025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8754" calcext:value-type="float">
            <text:p>0.0118754</text:p>
          </table:table-cell>
          <table:table-cell office:value-type="string" calcext:value-type="string">
            <text:p>Force_Average_Y:</text:p>
          </table:table-cell>
          <table:table-cell office:value-type="float" office:value="-0.101251" calcext:value-type="float">
            <text:p>-0.101251</text:p>
          </table:table-cell>
          <table:table-cell office:value-type="string" calcext:value-type="string">
            <text:p>Force_Average_Z:</text:p>
          </table:table-cell>
          <table:table-cell office:value-type="float" office:value="2.13823E-018" calcext:value-type="float">
            <text:p>2.13823E-18</text:p>
          </table:table-cell>
          <table:table-cell office:value-type="string" calcext:value-type="string">
            <text:p>time:</text:p>
          </table:table-cell>
          <table:table-cell office:value-type="float" office:value="12.789" calcext:value-type="float">
            <text:p>12.78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143" calcext:value-type="float">
            <text:p>-0.101143</text:p>
          </table:table-cell>
          <table:table-cell office:value-type="string" calcext:value-type="string">
            <text:p>IST_alt:</text:p>
          </table:table-cell>
          <table:table-cell office:value-type="float" office:value="-0.101143" calcext:value-type="float">
            <text:p>-0.101143</text:p>
          </table:table-cell>
          <table:table-cell office:value-type="string" calcext:value-type="string">
            <text:p>e_t_SUMME:</text:p>
          </table:table-cell>
          <table:table-cell office:value-type="float" office:value="82.0911" calcext:value-type="float">
            <text:p>82.0911</text:p>
          </table:table-cell>
          <table:table-cell office:value-type="string" calcext:value-type="string">
            <text:p>e_t:</text:p>
          </table:table-cell>
          <table:table-cell office:value-type="float" office:value="2.10114" calcext:value-type="float">
            <text:p>2.10114</text:p>
          </table:table-cell>
          <table:table-cell office:value-type="string" calcext:value-type="string">
            <text:p>e_t_alt:</text:p>
          </table:table-cell>
          <table:table-cell office:value-type="float" office:value="2.10125" calcext:value-type="float">
            <text:p>2.10125</text:p>
          </table:table-cell>
          <table:table-cell office:value-type="string" calcext:value-type="string">
            <text:p>y_t:</text:p>
          </table:table-cell>
          <table:table-cell office:value-type="float" office:value="4.20229" calcext:value-type="float">
            <text:p>4.20229</text:p>
          </table:table-cell>
          <table:table-cell office:value-type="string" calcext:value-type="string">
            <text:p>P:</text:p>
          </table:table-cell>
          <table:table-cell office:value-type="float" office:value="4.20229" calcext:value-type="float">
            <text:p>4.20229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1039" calcext:value-type="float">
            <text:p>0.0121039</text:p>
          </table:table-cell>
          <table:table-cell office:value-type="string" calcext:value-type="string">
            <text:p>Force_Average_Y:</text:p>
          </table:table-cell>
          <table:table-cell office:value-type="float" office:value="-0.101143" calcext:value-type="float">
            <text:p>-0.101143</text:p>
          </table:table-cell>
          <table:table-cell office:value-type="string" calcext:value-type="string">
            <text:p>Force_Average_Z:</text:p>
          </table:table-cell>
          <table:table-cell office:value-type="float" office:value="2.36631E-018" calcext:value-type="float">
            <text:p>2.36631E-18</text:p>
          </table:table-cell>
          <table:table-cell office:value-type="string" calcext:value-type="string">
            <text:p>time:</text:p>
          </table:table-cell>
          <table:table-cell office:value-type="float" office:value="13.1255" calcext:value-type="float">
            <text:p>13.125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176" calcext:value-type="float">
            <text:p>-0.101176</text:p>
          </table:table-cell>
          <table:table-cell office:value-type="string" calcext:value-type="string">
            <text:p>IST_alt:</text:p>
          </table:table-cell>
          <table:table-cell office:value-type="float" office:value="-0.101176" calcext:value-type="float">
            <text:p>-0.101176</text:p>
          </table:table-cell>
          <table:table-cell office:value-type="string" calcext:value-type="string">
            <text:p>e_t_SUMME:</text:p>
          </table:table-cell>
          <table:table-cell office:value-type="float" office:value="84.1923" calcext:value-type="float">
            <text:p>84.1923</text:p>
          </table:table-cell>
          <table:table-cell office:value-type="string" calcext:value-type="string">
            <text:p>e_t:</text:p>
          </table:table-cell>
          <table:table-cell office:value-type="float" office:value="2.10118" calcext:value-type="float">
            <text:p>2.10118</text:p>
          </table:table-cell>
          <table:table-cell office:value-type="string" calcext:value-type="string">
            <text:p>e_t_alt:</text:p>
          </table:table-cell>
          <table:table-cell office:value-type="float" office:value="2.10114" calcext:value-type="float">
            <text:p>2.10114</text:p>
          </table:table-cell>
          <table:table-cell office:value-type="string" calcext:value-type="string">
            <text:p>y_t:</text:p>
          </table:table-cell>
          <table:table-cell office:value-type="float" office:value="4.20235" calcext:value-type="float">
            <text:p>4.20235</text:p>
          </table:table-cell>
          <table:table-cell office:value-type="string" calcext:value-type="string">
            <text:p>P:</text:p>
          </table:table-cell>
          <table:table-cell office:value-type="float" office:value="4.20235" calcext:value-type="float">
            <text:p>4.20235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606" calcext:value-type="float">
            <text:p>0.0119606</text:p>
          </table:table-cell>
          <table:table-cell office:value-type="string" calcext:value-type="string">
            <text:p>Force_Average_Y:</text:p>
          </table:table-cell>
          <table:table-cell office:value-type="float" office:value="-0.101176" calcext:value-type="float">
            <text:p>-0.101176</text:p>
          </table:table-cell>
          <table:table-cell office:value-type="string" calcext:value-type="string">
            <text:p>Force_Average_Z:</text:p>
          </table:table-cell>
          <table:table-cell office:value-type="float" office:value="2.13979E-018" calcext:value-type="float">
            <text:p>2.13979E-18</text:p>
          </table:table-cell>
          <table:table-cell office:value-type="string" calcext:value-type="string">
            <text:p>time:</text:p>
          </table:table-cell>
          <table:table-cell office:value-type="float" office:value="13.4622" calcext:value-type="float">
            <text:p>13.462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173" calcext:value-type="float">
            <text:p>-0.101173</text:p>
          </table:table-cell>
          <table:table-cell office:value-type="string" calcext:value-type="string">
            <text:p>IST_alt:</text:p>
          </table:table-cell>
          <table:table-cell office:value-type="float" office:value="-0.101173" calcext:value-type="float">
            <text:p>-0.101173</text:p>
          </table:table-cell>
          <table:table-cell office:value-type="string" calcext:value-type="string">
            <text:p>e_t_SUMME:</text:p>
          </table:table-cell>
          <table:table-cell office:value-type="float" office:value="86.2935" calcext:value-type="float">
            <text:p>86.2935</text:p>
          </table:table-cell>
          <table:table-cell office:value-type="string" calcext:value-type="string">
            <text:p>e_t:</text:p>
          </table:table-cell>
          <table:table-cell office:value-type="float" office:value="2.10117" calcext:value-type="float">
            <text:p>2.10117</text:p>
          </table:table-cell>
          <table:table-cell office:value-type="string" calcext:value-type="string">
            <text:p>e_t_alt:</text:p>
          </table:table-cell>
          <table:table-cell office:value-type="float" office:value="2.10118" calcext:value-type="float">
            <text:p>2.10118</text:p>
          </table:table-cell>
          <table:table-cell office:value-type="string" calcext:value-type="string">
            <text:p>y_t:</text:p>
          </table:table-cell>
          <table:table-cell office:value-type="float" office:value="4.20235" calcext:value-type="float">
            <text:p>4.20235</text:p>
          </table:table-cell>
          <table:table-cell office:value-type="string" calcext:value-type="string">
            <text:p>P:</text:p>
          </table:table-cell>
          <table:table-cell office:value-type="float" office:value="4.20235" calcext:value-type="float">
            <text:p>4.20235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8766" calcext:value-type="float">
            <text:p>0.0118766</text:p>
          </table:table-cell>
          <table:table-cell office:value-type="string" calcext:value-type="string">
            <text:p>Force_Average_Y:</text:p>
          </table:table-cell>
          <table:table-cell office:value-type="float" office:value="-0.101173" calcext:value-type="float">
            <text:p>-0.101173</text:p>
          </table:table-cell>
          <table:table-cell office:value-type="string" calcext:value-type="string">
            <text:p>Force_Average_Z:</text:p>
          </table:table-cell>
          <table:table-cell office:value-type="float" office:value="2.21722E-018" calcext:value-type="float">
            <text:p>2.21722E-18</text:p>
          </table:table-cell>
          <table:table-cell office:value-type="string" calcext:value-type="string">
            <text:p>time:</text:p>
          </table:table-cell>
          <table:table-cell office:value-type="float" office:value="13.7988" calcext:value-type="float">
            <text:p>13.798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163" calcext:value-type="float">
            <text:p>-0.101163</text:p>
          </table:table-cell>
          <table:table-cell office:value-type="string" calcext:value-type="string">
            <text:p>IST_alt:</text:p>
          </table:table-cell>
          <table:table-cell office:value-type="float" office:value="-0.101163" calcext:value-type="float">
            <text:p>-0.101163</text:p>
          </table:table-cell>
          <table:table-cell office:value-type="string" calcext:value-type="string">
            <text:p>e_t_SUMME:</text:p>
          </table:table-cell>
          <table:table-cell office:value-type="float" office:value="88.3946" calcext:value-type="float">
            <text:p>88.3946</text:p>
          </table:table-cell>
          <table:table-cell office:value-type="string" calcext:value-type="string">
            <text:p>e_t:</text:p>
          </table:table-cell>
          <table:table-cell office:value-type="float" office:value="2.10116" calcext:value-type="float">
            <text:p>2.10116</text:p>
          </table:table-cell>
          <table:table-cell office:value-type="string" calcext:value-type="string">
            <text:p>e_t_alt:</text:p>
          </table:table-cell>
          <table:table-cell office:value-type="float" office:value="2.10117" calcext:value-type="float">
            <text:p>2.10117</text:p>
          </table:table-cell>
          <table:table-cell office:value-type="string" calcext:value-type="string">
            <text:p>y_t:</text:p>
          </table:table-cell>
          <table:table-cell office:value-type="float" office:value="4.20233" calcext:value-type="float">
            <text:p>4.20233</text:p>
          </table:table-cell>
          <table:table-cell office:value-type="string" calcext:value-type="string">
            <text:p>P:</text:p>
          </table:table-cell>
          <table:table-cell office:value-type="float" office:value="4.20233" calcext:value-type="float">
            <text:p>4.20233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21238" calcext:value-type="float">
            <text:p>0.0121238</text:p>
          </table:table-cell>
          <table:table-cell office:value-type="string" calcext:value-type="string">
            <text:p>Force_Average_Y:</text:p>
          </table:table-cell>
          <table:table-cell office:value-type="float" office:value="-0.101163" calcext:value-type="float">
            <text:p>-0.101163</text:p>
          </table:table-cell>
          <table:table-cell office:value-type="string" calcext:value-type="string">
            <text:p>Force_Average_Z:</text:p>
          </table:table-cell>
          <table:table-cell office:value-type="float" office:value="2.13229E-018" calcext:value-type="float">
            <text:p>2.13229E-18</text:p>
          </table:table-cell>
          <table:table-cell office:value-type="string" calcext:value-type="string">
            <text:p>time:</text:p>
          </table:table-cell>
          <table:table-cell office:value-type="float" office:value="14.1353" calcext:value-type="float">
            <text:p>14.135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133" calcext:value-type="float">
            <text:p>-0.101133</text:p>
          </table:table-cell>
          <table:table-cell office:value-type="string" calcext:value-type="string">
            <text:p>IST_alt:</text:p>
          </table:table-cell>
          <table:table-cell office:value-type="float" office:value="-0.101133" calcext:value-type="float">
            <text:p>-0.101133</text:p>
          </table:table-cell>
          <table:table-cell office:value-type="string" calcext:value-type="string">
            <text:p>e_t_SUMME:</text:p>
          </table:table-cell>
          <table:table-cell office:value-type="float" office:value="90.4958" calcext:value-type="float">
            <text:p>90.4958</text:p>
          </table:table-cell>
          <table:table-cell office:value-type="string" calcext:value-type="string">
            <text:p>e_t:</text:p>
          </table:table-cell>
          <table:table-cell office:value-type="float" office:value="2.10113" calcext:value-type="float">
            <text:p>2.10113</text:p>
          </table:table-cell>
          <table:table-cell office:value-type="string" calcext:value-type="string">
            <text:p>e_t_alt:</text:p>
          </table:table-cell>
          <table:table-cell office:value-type="float" office:value="2.10116" calcext:value-type="float">
            <text:p>2.10116</text:p>
          </table:table-cell>
          <table:table-cell office:value-type="string" calcext:value-type="string">
            <text:p>y_t:</text:p>
          </table:table-cell>
          <table:table-cell office:value-type="float" office:value="4.20227" calcext:value-type="float">
            <text:p>4.20227</text:p>
          </table:table-cell>
          <table:table-cell office:value-type="string" calcext:value-type="string">
            <text:p>P:</text:p>
          </table:table-cell>
          <table:table-cell office:value-type="float" office:value="4.20227" calcext:value-type="float">
            <text:p>4.20227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309" calcext:value-type="float">
            <text:p>0.0119309</text:p>
          </table:table-cell>
          <table:table-cell office:value-type="string" calcext:value-type="string">
            <text:p>Force_Average_Y:</text:p>
          </table:table-cell>
          <table:table-cell office:value-type="float" office:value="-0.101133" calcext:value-type="float">
            <text:p>-0.101133</text:p>
          </table:table-cell>
          <table:table-cell office:value-type="string" calcext:value-type="string">
            <text:p>Force_Average_Z:</text:p>
          </table:table-cell>
          <table:table-cell office:value-type="float" office:value="2.17949E-018" calcext:value-type="float">
            <text:p>2.17949E-18</text:p>
          </table:table-cell>
          <table:table-cell office:value-type="string" calcext:value-type="string">
            <text:p>time:</text:p>
          </table:table-cell>
          <table:table-cell office:value-type="float" office:value="14.4719" calcext:value-type="float">
            <text:p>14.471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01162" calcext:value-type="float">
            <text:p>-0.101162</text:p>
          </table:table-cell>
          <table:table-cell office:value-type="string" calcext:value-type="string">
            <text:p>IST_alt:</text:p>
          </table:table-cell>
          <table:table-cell office:value-type="float" office:value="-0.101162" calcext:value-type="float">
            <text:p>-0.101162</text:p>
          </table:table-cell>
          <table:table-cell office:value-type="string" calcext:value-type="string">
            <text:p>e_t_SUMME:</text:p>
          </table:table-cell>
          <table:table-cell office:value-type="float" office:value="92.5969" calcext:value-type="float">
            <text:p>92.5969</text:p>
          </table:table-cell>
          <table:table-cell office:value-type="string" calcext:value-type="string">
            <text:p>e_t:</text:p>
          </table:table-cell>
          <table:table-cell office:value-type="float" office:value="2.10116" calcext:value-type="float">
            <text:p>2.10116</text:p>
          </table:table-cell>
          <table:table-cell office:value-type="string" calcext:value-type="string">
            <text:p>e_t_alt:</text:p>
          </table:table-cell>
          <table:table-cell office:value-type="float" office:value="2.10113" calcext:value-type="float">
            <text:p>2.10113</text:p>
          </table:table-cell>
          <table:table-cell office:value-type="string" calcext:value-type="string">
            <text:p>y_t:</text:p>
          </table:table-cell>
          <table:table-cell office:value-type="float" office:value="4.20232" calcext:value-type="float">
            <text:p>4.20232</text:p>
          </table:table-cell>
          <table:table-cell office:value-type="string" calcext:value-type="string">
            <text:p>P:</text:p>
          </table:table-cell>
          <table:table-cell office:value-type="float" office:value="4.20232" calcext:value-type="float">
            <text:p>4.20232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19033" calcext:value-type="float">
            <text:p>0.0119033</text:p>
          </table:table-cell>
          <table:table-cell office:value-type="string" calcext:value-type="string">
            <text:p>Force_Average_Y:</text:p>
          </table:table-cell>
          <table:table-cell office:value-type="float" office:value="-0.101162" calcext:value-type="float">
            <text:p>-0.101162</text:p>
          </table:table-cell>
          <table:table-cell office:value-type="string" calcext:value-type="string">
            <text:p>Force_Average_Z:</text:p>
          </table:table-cell>
          <table:table-cell office:value-type="float" office:value="2.14925E-018" calcext:value-type="float">
            <text:p>2.14925E-18</text:p>
          </table:table-cell>
          <table:table-cell office:value-type="string" calcext:value-type="string">
            <text:p>time:</text:p>
          </table:table-cell>
          <table:table-cell office:value-type="float" office:value="14.8086" calcext:value-type="float">
            <text:p>14.8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7:54:05.6226568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5T18:03:13.630414498</dc:date>
    <meta:editing-duration>PT12M27S</meta:editing-duration>
    <meta:editing-cycles>2</meta:editing-cycles>
    <meta:generator>LibreOffice/6.4.6.2$Linux_X86_64 LibreOffice_project/40$Build-2</meta:generator>
    <meta:document-statistic meta:table-count="1" meta:cell-count="14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191cm" svg:height="9.002cm" xlink:href=".." xlink:type="simple" chart:class="chart:scatter" chart:style-name="ch1">
        <chart:legend chart:legend-position="bottom" svg:x="19.465cm" svg:y="8.038cm" style:legend-expansion="custom" chartooo:width="10.933cm" chartooo:height="0.962cm" style:legend-expansion-aspect-ratio="11.3648648648649" chart:style-name="ch2"/>
        <chart:plot-area chart:style-name="ch3" table:cell-range-address="PID_Data.AI1:PID_Data.AI44 PID_Data.C1:PID_Data.H1 PID_Data.J1:PID_Data.J44" chart:data-source-has-labels="row" svg:x="1.023cm" svg:y="0.18cm" svg:width="49.145cm" svg:height="7.664cm">
          <chartooo:coordinate-region svg:x="2.041cm" svg:y="0.38cm" svg:width="47.94cm" svg:height="7.2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J1:PID_Data.J44" chart:label-cell-address="PID_Data.C1:PID_Data.H1" chart:class="chart:scatter">
            <chart:domain table:cell-range-address="PID_Data.AI1:PID_Data.AI44"/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I</text:p>
              </table:table-cell>
              <table:table-cell office:value-type="string">
                <text:p>K_P: 2 K_I: 0 K_D: 0</text:p>
                <text:list>
                  <text:list-item>
                    <text:p>K_P:</text:p>
                  </text:list-item>
                  <text:list-item>
                    <text:p>2</text:p>
                  </text:list-item>
                  <text:list-item>
                    <text:p>K_I:</text:p>
                  </text:list-item>
                  <text:list-item>
                    <text:p>0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7165">
                <text:p>0.337165</text:p>
                <draw:g>
                  <svg:desc>PID_Data.AI1:PID_Data.AI44</svg:desc>
                </draw:g>
              </table:table-cell>
              <table:table-cell office:value-type="float" office:value="-0.255235">
                <text:p>-0.255235</text:p>
                <draw:g>
                  <svg:desc>PID_Data.J1:PID_Data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323">
                <text:p>0.674323</text:p>
              </table:table-cell>
              <table:table-cell office:value-type="float" office:value="-0.08963">
                <text:p>-0.08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49">
                <text:p>1.01049</text:p>
              </table:table-cell>
              <table:table-cell office:value-type="float" office:value="-0.0941219">
                <text:p>-0.0941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3">
                <text:p>1.34633</text:p>
              </table:table-cell>
              <table:table-cell office:value-type="float" office:value="-0.0989617">
                <text:p>-0.0989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93">
                <text:p>1.68293</text:p>
              </table:table-cell>
              <table:table-cell office:value-type="float" office:value="-0.100782">
                <text:p>-0.100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73">
                <text:p>2.01973</text:p>
              </table:table-cell>
              <table:table-cell office:value-type="float" office:value="-0.101637">
                <text:p>-0.101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18">
                <text:p>2.35618</text:p>
              </table:table-cell>
              <table:table-cell office:value-type="float" office:value="-0.101715">
                <text:p>-0.101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63">
                <text:p>2.69263</text:p>
              </table:table-cell>
              <table:table-cell office:value-type="float" office:value="-0.101747">
                <text:p>-0.101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06">
                <text:p>3.02906</text:p>
              </table:table-cell>
              <table:table-cell office:value-type="float" office:value="-0.102633">
                <text:p>-0.102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52">
                <text:p>3.36552</text:p>
              </table:table-cell>
              <table:table-cell office:value-type="float" office:value="-0.101788">
                <text:p>-0.101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04">
                <text:p>3.70204</text:p>
              </table:table-cell>
              <table:table-cell office:value-type="float" office:value="-0.101725">
                <text:p>-0.101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976">
                <text:p>4.03976</text:p>
              </table:table-cell>
              <table:table-cell office:value-type="float" office:value="-0.102267">
                <text:p>-0.102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26">
                <text:p>4.37626</text:p>
              </table:table-cell>
              <table:table-cell office:value-type="float" office:value="-0.101697">
                <text:p>-0.101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74">
                <text:p>4.71274</text:p>
              </table:table-cell>
              <table:table-cell office:value-type="float" office:value="-0.10163">
                <text:p>-0.10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923">
                <text:p>5.04923</text:p>
              </table:table-cell>
              <table:table-cell office:value-type="float" office:value="-0.101651">
                <text:p>-0.101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76">
                <text:p>5.38576</text:p>
              </table:table-cell>
              <table:table-cell office:value-type="float" office:value="-0.101616">
                <text:p>-0.101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227">
                <text:p>5.72227</text:p>
              </table:table-cell>
              <table:table-cell office:value-type="float" office:value="-0.101601">
                <text:p>-0.101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77">
                <text:p>6.05877</text:p>
              </table:table-cell>
              <table:table-cell office:value-type="float" office:value="-0.101554">
                <text:p>-0.101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32">
                <text:p>6.39532</text:p>
              </table:table-cell>
              <table:table-cell office:value-type="float" office:value="-0.10155">
                <text:p>-0.10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82">
                <text:p>6.73182</text:p>
              </table:table-cell>
              <table:table-cell office:value-type="float" office:value="-0.10155">
                <text:p>-0.10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37">
                <text:p>7.06837</text:p>
              </table:table-cell>
              <table:table-cell office:value-type="float" office:value="-0.101541">
                <text:p>-0.101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92">
                <text:p>7.40492</text:p>
              </table:table-cell>
              <table:table-cell office:value-type="float" office:value="-0.101507">
                <text:p>-0.101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5">
                <text:p>7.7415</text:p>
              </table:table-cell>
              <table:table-cell office:value-type="float" office:value="-0.101486">
                <text:p>-0.101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803">
                <text:p>8.07803</text:p>
              </table:table-cell>
              <table:table-cell office:value-type="float" office:value="-0.101417">
                <text:p>-0.101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461">
                <text:p>8.41461</text:p>
              </table:table-cell>
              <table:table-cell office:value-type="float" office:value="-0.10145">
                <text:p>-0.10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12">
                <text:p>8.7512</text:p>
              </table:table-cell>
              <table:table-cell office:value-type="float" office:value="-0.101438">
                <text:p>-0.101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75">
                <text:p>9.08775</text:p>
              </table:table-cell>
              <table:table-cell office:value-type="float" office:value="-0.101415">
                <text:p>-0.101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32">
                <text:p>9.42432</text:p>
              </table:table-cell>
              <table:table-cell office:value-type="float" office:value="-0.101403">
                <text:p>-0.101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64">
                <text:p>9.75964</text:p>
              </table:table-cell>
              <table:table-cell office:value-type="float" office:value="-0.101646">
                <text:p>-0.101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-0.101239">
                <text:p>-0.1012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-0.101322">
                <text:p>-0.101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4">
                <text:p>10.7694</text:p>
              </table:table-cell>
              <table:table-cell office:value-type="float" office:value="-0.101353">
                <text:p>-0.101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-0.10134">
                <text:p>-0.10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6">
                <text:p>11.4426</text:p>
              </table:table-cell>
              <table:table-cell office:value-type="float" office:value="-0.101293">
                <text:p>-0.101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-0.101271">
                <text:p>-0.1012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7">
                <text:p>12.1157</text:p>
              </table:table-cell>
              <table:table-cell office:value-type="float" office:value="-0.101278">
                <text:p>-0.101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4">
                <text:p>12.4524</text:p>
              </table:table-cell>
              <table:table-cell office:value-type="float" office:value="-0.10124">
                <text:p>-0.10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">
                <text:p>12.789</text:p>
              </table:table-cell>
              <table:table-cell office:value-type="float" office:value="-0.101251">
                <text:p>-0.101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5">
                <text:p>13.1255</text:p>
              </table:table-cell>
              <table:table-cell office:value-type="float" office:value="-0.101143">
                <text:p>-0.101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22">
                <text:p>13.4622</text:p>
              </table:table-cell>
              <table:table-cell office:value-type="float" office:value="-0.101176">
                <text:p>-0.101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8">
                <text:p>13.7988</text:p>
              </table:table-cell>
              <table:table-cell office:value-type="float" office:value="-0.101173">
                <text:p>-0.1011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3">
                <text:p>14.1353</text:p>
              </table:table-cell>
              <table:table-cell office:value-type="float" office:value="-0.101163">
                <text:p>-0.101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-0.101133">
                <text:p>-0.101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6">
                <text:p>14.8086</text:p>
              </table:table-cell>
              <table:table-cell office:value-type="float" office:value="-0.101162">
                <text:p>-0.101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